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21" style:family="table">
      <style:table-properties style:width="6.6931in" table:align="margins"/>
    </style:style>
    <style:style style:name="Table21.A" style:family="table-column">
      <style:table-column-properties style:column-width="1.6729in" style:rel-column-width="16383*"/>
    </style:style>
    <style:style style:name="Table21.D" style:family="table-column">
      <style:table-column-properties style:column-width="1.6736in" style:rel-column-width="16386*"/>
    </style:style>
    <style:style style:name="Table21.A1" style:family="table-cell">
      <style:table-cell-properties fo:padding="0.0382in" fo:border-left="0.05pt solid #000000" fo:border-right="none" fo:border-top="0.05pt solid #000000" fo:border-bottom="0.05pt solid #000000"/>
    </style:style>
    <style:style style:name="Table21.D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D2" style:family="table-cell">
      <style:table-cell-properties fo:padding="0.0382in" fo:border-left="0.05pt solid #000000" fo:border-right="0.05pt solid #000000" fo:border-top="none" fo:border-bottom="0.05pt solid #000000"/>
    </style:style>
    <style:style style:name="Table22" style:family="table">
      <style:table-properties style:width="6.6931in" table:align="margins"/>
    </style:style>
    <style:style style:name="Table22.A" style:family="table-column">
      <style:table-column-properties style:column-width="3.3465in" style:rel-column-width="32767*"/>
    </style:style>
    <style:style style:name="Table22.B" style:family="table-column">
      <style:table-column-properties style:column-width="3.3465in" style:rel-column-width="32768*"/>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6931in" table:align="margins"/>
    </style:style>
    <style:style style:name="Table23.A" style:family="table-column">
      <style:table-column-properties style:column-width="2.5097in" style:rel-column-width="24574*"/>
    </style:style>
    <style:style style:name="Table23.B" style:family="table-column">
      <style:table-column-properties style:column-width="2.5097in" style:rel-column-width="24575*"/>
    </style:style>
    <style:style style:name="Table23.C" style:family="table-column">
      <style:table-column-properties style:column-width="1.6736in" style:rel-column-width="16386*"/>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8" style:family="table">
      <style:table-properties style:width="6.6931in" table:align="margins"/>
    </style:style>
    <style:style style:name="Table28.A" style:family="table-column">
      <style:table-column-properties style:column-width="3.3465in" style:rel-column-width="32767*"/>
    </style:style>
    <style:style style:name="Table28.B" style:family="table-column">
      <style:table-column-properties style:column-width="3.3465in" style:rel-column-width="3276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6931in" table:align="margins"/>
    </style:style>
    <style:style style:name="Table24.A" style:family="table-column">
      <style:table-column-properties style:column-width="1.6729in" style:rel-column-width="16383*"/>
    </style:style>
    <style:style style:name="Table24.B" style:family="table-column">
      <style:table-column-properties style:column-width="2.5097in" style:rel-column-width="24574*"/>
    </style:style>
    <style:style style:name="Table24.C" style:family="table-column">
      <style:table-column-properties style:column-width="2.5104in" style:rel-column-width="24578*"/>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6931in" table:align="margins"/>
    </style:style>
    <style:style style:name="Table25.A" style:family="table-column">
      <style:table-column-properties style:column-width="1.6729in" style:rel-column-width="16383*"/>
    </style:style>
    <style:style style:name="Table25.D" style:family="table-column">
      <style:table-column-properties style:column-width="1.6736in" style:rel-column-width="16386*"/>
    </style:style>
    <style:style style:name="Table25.A1" style:family="table-cell">
      <style:table-cell-properties fo:padding="0.0382in" fo:border-left="0.05pt solid #000000" fo:border-right="none" fo:border-top="0.05pt solid #000000" fo:border-bottom="0.05pt solid #000000"/>
    </style:style>
    <style:style style:name="Table25.D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0.05pt solid #000000" fo:border-top="none" fo:border-bottom="0.05pt solid #000000"/>
    </style:style>
    <style:style style:name="Table29" style:family="table">
      <style:table-properties style:width="6.6931in" table:align="margins"/>
    </style:style>
    <style:style style:name="Table29.A" style:family="table-column">
      <style:table-column-properties style:column-width="3.3465in" style:rel-column-width="32767*"/>
    </style:style>
    <style:style style:name="Table29.B" style:family="table-column">
      <style:table-column-properties style:column-width="3.3465in" style:rel-column-width="32768*"/>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26" style:family="table">
      <style:table-properties style:width="6.6951in" fo:margin-left="0in" fo:margin-right="-0.0021in" table:align="margins"/>
    </style:style>
    <style:style style:name="Table26.A" style:family="table-column">
      <style:table-column-properties style:column-width="3.3458in" style:rel-column-width="32750*"/>
    </style:style>
    <style:style style:name="Table26.B" style:family="table-column">
      <style:table-column-properties style:column-width="3.3493in" style:rel-column-width="32785*"/>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31in" table:align="margins"/>
    </style:style>
    <style:style style:name="Table27.A" style:family="table-column">
      <style:table-column-properties style:column-width="3.3465in" style:rel-column-width="32767*"/>
    </style:style>
    <style:style style:name="Table27.B" style:family="table-column">
      <style:table-column-properties style:column-width="3.3465in" style:rel-column-width="32768*"/>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_5f_1" style:display-name="Table_1" style:family="table">
      <style:table-properties style:width="6.6931in" table:align="margins"/>
    </style:style>
    <style:style style:name="Table_5f_1.A" style:display-name="Table_1.A" style:family="table-column">
      <style:table-column-properties style:column-width="1.6729in" style:rel-column-width="16383*"/>
    </style:style>
    <style:style style:name="Table_5f_1.D" style:display-name="Table_1.D" style:family="table-column">
      <style:table-column-properties style:column-width="1.6736in" style:rel-column-width="16386*"/>
    </style:style>
    <style:style style:name="Table_5f_1.A1" style:display-name="Table_1.A1" style:family="table-cell">
      <style:table-cell-properties fo:padding="0.0382in" fo:border-left="0.05pt solid #000000" fo:border-right="none" fo:border-top="0.05pt solid #000000" fo:border-bottom="0.05pt solid #000000"/>
    </style:style>
    <style:style style:name="Table_5f_1.D1" style:display-name="Table_1.D1" style:family="table-cell">
      <style:table-cell-properties fo:padding="0.0382in" fo:border="0.05pt solid #000000"/>
    </style:style>
    <style:style style:name="Table_5f_1.A2" style:display-name="Table_1.A2" style:family="table-cell">
      <style:table-cell-properties fo:padding="0.0382in" fo:border-left="0.05pt solid #000000" fo:border-right="none" fo:border-top="none" fo:border-bottom="0.05pt solid #000000"/>
    </style:style>
    <style:style style:name="Table_5f_1.D2" style:display-name="Table_1.D2" style:family="table-cell">
      <style:table-cell-properties fo:padding="0.0382in" fo:border-left="0.05pt solid #000000" fo:border-right="0.05pt solid #000000" fo:border-top="none" fo:border-bottom="0.05pt solid #000000"/>
    </style:style>
    <style:style style:name="HTTPStatus_23_1" style:display-name="HTTPStatus#1" style:family="table">
      <style:table-properties style:width="6.6931in" table:align="margins"/>
    </style:style>
    <style:style style:name="HTTPStatus_23_1.A" style:display-name="HTTPStatus#1.A" style:family="table-column">
      <style:table-column-properties style:column-width="3.3465in" style:rel-column-width="32767*"/>
    </style:style>
    <style:style style:name="HTTPStatus_23_1.B" style:display-name="HTTPStatus#1.B" style:family="table-column">
      <style:table-column-properties style:column-width="3.3465in" style:rel-column-width="32768*"/>
    </style:style>
    <style:style style:name="HTTPStatus_23_1.A1" style:display-name="HTTPStatus#1.A1" style:family="table-cell">
      <style:table-cell-properties fo:padding="0.0382in" fo:border-left="0.05pt solid #000000" fo:border-right="none" fo:border-top="0.05pt solid #000000" fo:border-bottom="0.05pt solid #000000"/>
    </style:style>
    <style:style style:name="HTTPStatus_23_1.B1" style:display-name="HTTPStatus#1.B1" style:family="table-cell">
      <style:table-cell-properties fo:padding="0.0382in" fo:border="0.05pt solid #000000"/>
    </style:style>
    <style:style style:name="HTTPStatus_23_1.A2" style:display-name="HTTPStatus#1.A2" style:family="table-cell">
      <style:table-cell-properties fo:padding="0.0382in" fo:border-left="0.05pt solid #000000" fo:border-right="none" fo:border-top="none" fo:border-bottom="0.05pt solid #000000"/>
    </style:style>
    <style:style style:name="HTTPStatus_23_1.B2" style:display-name="HTTPStatus#1.B2" style:family="table-cell">
      <style:table-cell-properties fo:padding="0.0382in" fo:border-left="0.05pt solid #000000" fo:border-right="0.05pt solid #000000" fo:border-top="none" fo:border-bottom="0.05pt solid #000000"/>
    </style:style>
    <style:style style:name="Response_5f_header_23_1" style:display-name="Response_header#1" style:family="table">
      <style:table-properties style:width="6.6931in" table:align="margins"/>
    </style:style>
    <style:style style:name="Response_5f_header_23_1.A" style:display-name="Response_header#1.A" style:family="table-column">
      <style:table-column-properties style:column-width="2.5097in" style:rel-column-width="24574*"/>
    </style:style>
    <style:style style:name="Response_5f_header_23_1.B" style:display-name="Response_header#1.B" style:family="table-column">
      <style:table-column-properties style:column-width="2.5097in" style:rel-column-width="24575*"/>
    </style:style>
    <style:style style:name="Response_5f_header_23_1.C" style:display-name="Response_header#1.C" style:family="table-column">
      <style:table-column-properties style:column-width="1.6736in" style:rel-column-width="16386*"/>
    </style:style>
    <style:style style:name="Response_5f_header_23_1.A1" style:display-name="Response_header#1.A1" style:family="table-cell">
      <style:table-cell-properties fo:padding="0.0382in" fo:border-left="0.05pt solid #000000" fo:border-right="none" fo:border-top="0.05pt solid #000000" fo:border-bottom="0.05pt solid #000000"/>
    </style:style>
    <style:style style:name="Response_5f_header_23_1.C1" style:display-name="Response_header#1.C1" style:family="table-cell">
      <style:table-cell-properties fo:padding="0.0382in" fo:border="0.05pt solid #000000"/>
    </style:style>
    <style:style style:name="Response_5f_header_23_1.A2" style:display-name="Response_header#1.A2" style:family="table-cell">
      <style:table-cell-properties fo:padding="0.0382in" fo:border-left="0.05pt solid #000000" fo:border-right="none" fo:border-top="none" fo:border-bottom="0.05pt solid #000000"/>
    </style:style>
    <style:style style:name="Response_5f_header_23_1.C2" style:display-name="Response_header#1.C2" style:family="table-cell">
      <style:table-cell-properties fo:padding="0.0382in" fo:border-left="0.05pt solid #000000" fo:border-right="0.05pt solid #000000" fo:border-top="none" fo:border-bottom="0.05pt solid #000000"/>
    </style:style>
    <style:style style:name="Table30" style:family="table">
      <style:table-properties style:width="6.6931in" table:align="margins"/>
    </style:style>
    <style:style style:name="Table30.A" style:family="table-column">
      <style:table-column-properties style:column-width="3.3465in" style:rel-column-width="32767*"/>
    </style:style>
    <style:style style:name="Table30.B" style:family="table-column">
      <style:table-column-properties style:column-width="3.3465in" style:rel-column-width="32768*"/>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6729in" style:rel-column-width="16383*"/>
    </style:style>
    <style:style style:name="Table5.B" style:family="table-column">
      <style:table-column-properties style:column-width="2.5097in" style:rel-column-width="24574*"/>
    </style:style>
    <style:style style:name="Table5.C" style:family="table-column">
      <style:table-column-properties style:column-width="2.5104in" style:rel-column-width="24578*"/>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6729in" style:rel-column-width="16383*"/>
    </style:style>
    <style:style style:name="Table6.D" style:family="table-column">
      <style:table-column-properties style:column-width="1.6736in" style:rel-column-width="16386*"/>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31" style:family="table">
      <style:table-properties style:width="6.6931in" table:align="margins"/>
    </style:style>
    <style:style style:name="Table31.A" style:family="table-column">
      <style:table-column-properties style:column-width="3.3465in" style:rel-column-width="32767*"/>
    </style:style>
    <style:style style:name="Table31.B" style:family="table-column">
      <style:table-column-properties style:column-width="3.3465in" style:rel-column-width="32768*"/>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 style:family="table">
      <style:table-properties style:width="6.6951in" fo:margin-left="0in" fo:margin-right="-0.0021in" table:align="margins"/>
    </style:style>
    <style:style style:name="Table1.A" style:family="table-column">
      <style:table-column-properties style:column-width="3.3458in" style:rel-column-width="32750*"/>
    </style:style>
    <style:style style:name="Table1.B" style:family="table-column">
      <style:table-column-properties style:column-width="3.3493in" style:rel-column-width="3278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6729in" style:rel-column-width="16383*"/>
    </style:style>
    <style:style style:name="Table8.C" style:family="table-column">
      <style:table-column-properties style:column-width="3.3465in" style:rel-column-width="32769*"/>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6729in" style:rel-column-width="16383*"/>
    </style:style>
    <style:style style:name="Table9.D" style:family="table-column">
      <style:table-column-properties style:column-width="1.6736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32" style:family="table">
      <style:table-properties style:width="6.6931in" table:align="margins"/>
    </style:style>
    <style:style style:name="Table32.A" style:family="table-column">
      <style:table-column-properties style:column-width="3.3465in" style:rel-column-width="32767*"/>
    </style:style>
    <style:style style:name="Table32.B" style:family="table-column">
      <style:table-column-properties style:column-width="3.3465in" style:rel-column-width="32768*"/>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2.2313in" style:rel-column-width="21845*"/>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3.3465in" style:rel-column-width="32767*"/>
    </style:style>
    <style:style style:name="Table17.B" style:family="table-column">
      <style:table-column-properties style:column-width="3.3465in" style:rel-column-width="32768*"/>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1.6729in" style:rel-column-width="16383*"/>
    </style:style>
    <style:style style:name="Table10.D" style:family="table-column">
      <style:table-column-properties style:column-width="1.6736in" style:rel-column-width="16386*"/>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3.3465in" style:rel-column-width="32767*"/>
    </style:style>
    <style:style style:name="Table11.B" style:family="table-column">
      <style:table-column-properties style:column-width="3.3465in" style:rel-column-width="32768*"/>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6729in" style:rel-column-width="16383*"/>
    </style:style>
    <style:style style:name="Table12.D" style:family="table-column">
      <style:table-column-properties style:column-width="1.6736in" style:rel-column-width="16386*"/>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3.3465in" style:rel-column-width="32767*"/>
    </style:style>
    <style:style style:name="Table13.B" style:family="table-column">
      <style:table-column-properties style:column-width="3.3465in" style:rel-column-width="3276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2.2313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3.3465in" style:rel-column-width="32767*"/>
    </style:style>
    <style:style style:name="Table15.B" style:family="table-column">
      <style:table-column-properties style:column-width="3.346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33" style:family="table">
      <style:table-properties style:width="6.6931in" table:align="margins"/>
    </style:style>
    <style:style style:name="Table33.A" style:family="table-column">
      <style:table-column-properties style:column-width="2.2313in" style:rel-column-width="21845*"/>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4" style:family="table">
      <style:table-properties style:width="6.6931in" table:align="margins"/>
    </style:style>
    <style:style style:name="Table34.A" style:family="table-column">
      <style:table-column-properties style:column-width="3.3465in" style:rel-column-width="32767*"/>
    </style:style>
    <style:style style:name="Table34.B" style:family="table-column">
      <style:table-column-properties style:column-width="3.3465in" style:rel-column-width="32768*"/>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31in" table:align="margins"/>
    </style:style>
    <style:style style:name="Table35.A" style:family="table-column">
      <style:table-column-properties style:column-width="3.3465in" style:rel-column-width="32767*"/>
    </style:style>
    <style:style style:name="Table35.B" style:family="table-column">
      <style:table-column-properties style:column-width="3.3465in" style:rel-column-width="32768*"/>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31in" table:align="margins"/>
    </style:style>
    <style:style style:name="Table36.A" style:family="table-column">
      <style:table-column-properties style:column-width="1.6729in" style:rel-column-width="16383*"/>
    </style:style>
    <style:style style:name="Table36.D" style:family="table-column">
      <style:table-column-properties style:column-width="1.6736in" style:rel-column-width="16386*"/>
    </style:style>
    <style:style style:name="Table36.A1" style:family="table-cell">
      <style:table-cell-properties fo:padding="0.0382in" fo:border-left="0.05pt solid #000000" fo:border-right="none" fo:border-top="0.05pt solid #000000" fo:border-bottom="0.05pt solid #000000"/>
    </style:style>
    <style:style style:name="Table36.D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D2" style:family="table-cell">
      <style:table-cell-properties fo:padding="0.0382in" fo:border-left="0.05pt solid #000000" fo:border-right="0.05pt solid #000000" fo:border-top="none" fo:border-bottom="0.05pt solid #000000"/>
    </style:style>
    <style:style style:name="Table37" style:family="table">
      <style:table-properties style:width="6.6931in" table:align="margins"/>
    </style:style>
    <style:style style:name="Table37.A" style:family="table-column">
      <style:table-column-properties style:column-width="3.3465in" style:rel-column-width="32767*"/>
    </style:style>
    <style:style style:name="Table37.B" style:family="table-column">
      <style:table-column-properties style:column-width="3.3465in" style:rel-column-width="32768*"/>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2.2313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38" style:family="table">
      <style:table-properties style:width="6.6931in" table:align="margins"/>
    </style:style>
    <style:style style:name="Table38.A" style:family="table-column">
      <style:table-column-properties style:column-width="3.3465in" style:rel-column-width="32767*"/>
    </style:style>
    <style:style style:name="Table38.B" style:family="table-column">
      <style:table-column-properties style:column-width="3.3465in" style:rel-column-width="32768*"/>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margins"/>
    </style:style>
    <style:style style:name="Table19.A" style:family="table-column">
      <style:table-column-properties style:column-width="3.3465in" style:rel-column-width="32767*"/>
    </style:style>
    <style:style style:name="Table19.B" style:family="table-column">
      <style:table-column-properties style:column-width="3.346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31in" table:align="margins"/>
    </style:style>
    <style:style style:name="Table20.A" style:family="table-column">
      <style:table-column-properties style:column-width="3.3465in" style:rel-column-width="32767*"/>
    </style:style>
    <style:style style:name="Table20.B" style:family="table-column">
      <style:table-column-properties style:column-width="3.3465in" style:rel-column-width="3276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start" style:justify-single-word="false"/>
      <style:text-properties fo:font-weight="bold" style:font-weight-asian="bold" style:font-weight-complex="bold"/>
    </style:style>
    <style:style style:name="P3" style:family="paragraph" style:parent-style-name="Table_20_Contents">
      <style:text-properties fo:font-weight="bold" style:language-asian="ja" style:country-asian="JP" style:font-weight-asian="bold" style:font-weight-complex="bold"/>
    </style:style>
    <style:style style:name="P4" style:family="paragraph" style:parent-style-name="Table_20_Contents">
      <style:text-properties style:language-asian="ja" style:country-asian="JP"/>
    </style:style>
    <style:style style:name="P5" style:family="paragraph" style:parent-style-name="Table_20_Contents">
      <style:paragraph-properties fo:text-align="start" style:justify-single-word="false"/>
    </style:style>
    <style:style style:name="P6" style:family="paragraph" style:parent-style-name="Standard">
      <style:text-properties style:language-asian="ja" style:country-asian="JP"/>
    </style:style>
    <style:style style:name="P7" style:family="paragraph" style:parent-style-name="Standard">
      <style:text-properties fo:font-weight="bold" style:font-weight-asian="bold" style:font-weight-complex="bold"/>
    </style:style>
    <style:style style:name="P8" style:family="paragraph" style:parent-style-name="Standard">
      <style:text-properties style:use-window-font-color="true"/>
    </style:style>
    <style:style style:name="P9" style:family="paragraph" style:parent-style-name="Standard">
      <style:text-properties style:use-window-font-color="true" style:language-asian="ja" style:country-asian="JP"/>
    </style:style>
    <style:style style:name="P10" style:family="paragraph" style:parent-style-name="Text_20_body">
      <style:text-properties style:language-asian="ja" style:country-asian="JP"/>
    </style:style>
    <style:style style:name="P11" style:family="paragraph" style:parent-style-name="Text_20_body">
      <style:text-properties style:use-window-font-color="true" style:language-asian="ja" style:country-asian="JP"/>
    </style:style>
    <style:style style:name="P12" style:family="paragraph" style:parent-style-name="Preformatted_20_Text">
      <style:paragraph-properties fo:margin-left="0.4925in" fo:margin-right="0in" fo:text-indent="0in" style:auto-text-indent="false"/>
    </style:style>
    <style:style style:name="P13" style:family="paragraph" style:parent-style-name="Preformatted_20_Text">
      <style:paragraph-properties fo:margin-left="0.4925in" fo:margin-right="0in" fo:text-indent="0in" style:auto-text-indent="false"/>
      <style:text-properties style:language-asian="ja" style:country-asian="JP"/>
    </style:style>
    <style:style style:name="P14" style:family="paragraph" style:parent-style-name="Text_20_body">
      <style:paragraph-properties fo:margin-left="0.4925in" fo:margin-right="0in" fo:text-indent="0in" style:auto-text-indent="false"/>
      <style:text-properties style:language-asian="ja" style:country-asian="JP"/>
    </style:style>
    <style:style style:name="P15" style:family="paragraph" style:parent-style-name="Standard">
      <style:paragraph-properties fo:margin-left="0.4925in" fo:margin-right="0in" fo:text-indent="0in" style:auto-text-indent="false"/>
      <style:text-properties style:language-asian="ja" style:country-asian="JP"/>
    </style:style>
    <style:style style:name="P16" style:family="paragraph" style:parent-style-name="Table_20_Heading">
      <style:text-properties style:language-asian="ja" style:country-asian="JP"/>
    </style:style>
    <style:style style:name="P17" style:family="paragraph" style:parent-style-name="Table_20_Heading">
      <style:text-properties style:font-name="Times New Roman" fo:font-size="12pt" style:font-name-asian="Times New Roman" style:font-size-asian="12pt" style:font-size-complex="12pt"/>
    </style:style>
    <style:style style:name="P18" style:family="paragraph" style:parent-style-name="Table_20_Heading">
      <style:text-properties style:font-name="Times New Roman" fo:font-size="12pt" style:font-name-asian="Times New Roman" style:font-size-asian="12pt" style:language-asian="ja" style:country-asian="JP" style:font-size-complex="12pt"/>
    </style:style>
    <style:style style:name="P19" style:family="paragraph" style:parent-style-name="Standard">
      <style:paragraph-properties fo:margin-left="0.0071in" fo:margin-right="0in" fo:text-indent="0in" style:auto-text-indent="false"/>
    </style:style>
    <style:style style:name="P20" style:family="paragraph" style:parent-style-name="Standard">
      <style:paragraph-properties fo:margin-left="0in" fo:margin-right="0in" fo:text-indent="0in" style:auto-text-indent="false"/>
      <style:text-properties style:language-asian="ja" style:country-asian="JP"/>
    </style:style>
    <style:style style:name="P21" style:family="paragraph" style:parent-style-name="Preformatted_20_Text">
      <style:paragraph-properties fo:margin-left="0in" fo:margin-right="0in" fo:text-indent="0in" style:auto-text-indent="false"/>
    </style:style>
    <style:style style:name="P22" style:family="paragraph" style:parent-style-name="Preformatted_20_Text">
      <style:paragraph-properties fo:margin-left="0in" fo:margin-right="0in" fo:text-indent="0in" style:auto-text-indent="false"/>
      <style:text-properties style:language-asian="ja" style:country-asian="JP"/>
    </style:style>
    <style:style style:name="P23" style:family="paragraph" style:parent-style-name="Text_20_body">
      <style:paragraph-properties fo:margin-left="0in" fo:margin-right="0in" fo:text-indent="0in" style:auto-text-indent="false"/>
      <style:text-properties style:language-asian="ja" style:country-asian="JP"/>
    </style:style>
    <style:style style:name="P24" style:family="paragraph" style:parent-style-name="Preformatted_20_Text">
      <style:text-properties style:language-asian="ja" style:country-asian="JP"/>
    </style:style>
    <style:style style:name="P25" style:family="paragraph" style:parent-style-name="Preformatted_20_Text">
      <style:paragraph-properties fo:margin-left="0.9846in" fo:margin-right="0in" fo:text-indent="0in" style:auto-text-indent="false"/>
    </style:style>
    <style:style style:name="P26" style:family="paragraph" style:parent-style-name="Preformatted_20_Text">
      <style:paragraph-properties fo:margin-left="0.9846in" fo:margin-right="0in" fo:text-indent="0in" style:auto-text-indent="false"/>
      <style:text-properties style:language-asian="ja" style:country-asian="JP"/>
    </style:style>
    <style:style style:name="P27" style:family="paragraph" style:parent-style-name="Contents_20_1">
      <style:paragraph-properties>
        <style:tab-stops>
          <style:tab-stop style:position="6.6929in" style:type="right" style:leader-style="dotted" style:leader-text="."/>
        </style:tab-stops>
      </style:paragraph-properties>
    </style:style>
    <style:style style:name="P28" style:family="paragraph" style:parent-style-name="Contents_20_2">
      <style:paragraph-properties>
        <style:tab-stops>
          <style:tab-stop style:position="6.4965in" style:type="right" style:leader-style="dotted" style:leader-text="."/>
        </style:tab-stops>
      </style:paragraph-properties>
    </style:style>
    <style:style style:name="P29" style:family="paragraph" style:parent-style-name="Contents_20_3">
      <style:paragraph-properties>
        <style:tab-stops>
          <style:tab-stop style:position="6.3in" style:type="right" style:leader-style="dotted" style:leader-text="."/>
        </style:tab-stops>
      </style:paragraph-properties>
    </style:style>
    <style:style style:name="P30" style:family="paragraph" style:parent-style-name="Standard">
      <style:text-properties style:language-asian="ja" style:country-asian="JP"/>
    </style:style>
    <style:style style:name="P31" style:family="paragraph" style:parent-style-name="Standard" style:list-style-name="L1">
      <style:text-properties style:language-asian="ja" style:country-asian="JP"/>
    </style:style>
    <style:style style:name="P32" style:family="paragraph" style:parent-style-name="Standard" style:list-style-name="L5">
      <style:text-properties style:language-asian="ja" style:country-asian="JP"/>
    </style:style>
    <style:style style:name="P33" style:family="paragraph" style:parent-style-name="Standard" style:list-style-name="L7">
      <style:text-properties style:language-asian="ja" style:country-asian="JP"/>
    </style:style>
    <style:style style:name="P34" style:family="paragraph" style:parent-style-name="Standard" style:list-style-name="L8">
      <style:text-properties style:language-asian="ja" style:country-asian="JP"/>
    </style:style>
    <style:style style:name="P35" style:family="paragraph" style:parent-style-name="Standard" style:list-style-name="L9">
      <style:text-properties style:use-window-font-color="true" style:language-asian="ja" style:country-asian="JP"/>
    </style:style>
    <style:style style:name="P36" style:family="paragraph" style:parent-style-name="Standard" style:list-style-name="L1">
      <style:paragraph-properties fo:margin-left="-0.4925in" fo:margin-right="0in" fo:text-indent="-0.25in" style:auto-text-indent="false"/>
      <style:text-properties style:language-asian="ja" style:country-asian="JP"/>
    </style:style>
    <style:style style:name="P37" style:family="paragraph" style:parent-style-name="Text_20_body">
      <style:paragraph-properties fo:break-before="page"/>
      <style:text-properties style:language-asian="ja" style:country-asian="JP"/>
    </style:style>
    <style:style style:name="P38" style:family="paragraph" style:parent-style-name="Text_20_body">
      <style:text-properties style:language-asian="ja" style:country-asian="JP"/>
    </style:style>
    <style:style style:name="P39" style:family="paragraph" style:parent-style-name="Text_20_body" style:list-style-name="L3">
      <style:text-properties style:language-asian="ja" style:country-asian="JP"/>
    </style:style>
    <style:style style:name="P40" style:family="paragraph" style:parent-style-name="Text_20_body" style:list-style-name="L2"/>
    <style:style style:name="P41" style:family="paragraph" style:parent-style-name="Text_20_body" style:list-style-name="L3"/>
    <style:style style:name="P42" style:family="paragraph" style:parent-style-name="Text_20_body" style:list-style-name="L4"/>
    <style:style style:name="P43" style:family="paragraph" style:parent-style-name="Heading_20_3">
      <style:text-properties style:language-asian="ja" style:country-asian="JP"/>
    </style:style>
    <style:style style:name="P44" style:family="paragraph" style:parent-style-name="Heading_20_1">
      <style:text-properties style:language-asian="ja" style:country-asian="JP"/>
    </style:style>
    <style:style style:name="P45" style:family="paragraph" style:parent-style-name="Heading_20_1" style:master-page-name="First_20_Page">
      <style:paragraph-properties style:page-number="auto"/>
    </style:style>
    <style:style style:name="P46" style:family="paragraph" style:parent-style-name="Heading_20_1">
      <style:paragraph-properties fo:break-before="page"/>
      <style:text-properties style:language-asian="ja" style:country-asian="JP"/>
    </style:style>
    <style:style style:name="P47" style:family="paragraph" style:parent-style-name="Heading_20_2">
      <style:text-properties style:language-asian="ja" style:country-asian="JP"/>
    </style:style>
    <style:style style:name="P48" style:family="paragraph" style:parent-style-name="Heading_20_2">
      <style:paragraph-properties fo:break-before="page"/>
    </style:style>
    <style:style style:name="P49" style:family="paragraph" style:parent-style-name="Heading_20_2">
      <style:paragraph-properties fo:break-before="page"/>
      <style:text-properties style:language-asian="ja" style:country-asian="JP"/>
    </style:style>
    <style:style style:name="P50" style:family="paragraph" style:parent-style-name="Table_20_Heading">
      <style:text-properties style:language-asian="ja" style:country-asian="JP"/>
    </style:style>
    <style:style style:name="P51" style:family="paragraph" style:parent-style-name="Table_20_Contents" style:list-style-name="L6">
      <style:text-properties style:language-asian="ja" style:country-asian="JP"/>
    </style:style>
    <style:style style:name="P52" style:family="paragraph" style:parent-style-name="Preformatted_20_Text">
      <style:text-properties style:language-asian="ja" style:country-asian="JP"/>
    </style:style>
    <style:style style:name="P53" style:family="paragraph" style:parent-style-name="Preformatted_20_Text">
      <style:paragraph-properties fo:margin-left="0.4925in" fo:margin-right="0in" fo:text-indent="0in" style:auto-text-indent="false"/>
    </style:style>
    <style:style style:name="P54" style:family="paragraph" style:parent-style-name="Preformatted_20_Text">
      <style:paragraph-properties fo:margin-left="0.4925in" fo:margin-right="0in" fo:text-indent="0in" style:auto-text-indent="false"/>
      <style:text-properties style:language-asian="ja" style:country-asian="JP"/>
    </style:style>
    <style:style style:name="P55" style:family="paragraph" style:parent-style-name="Preformatted_20_Text">
      <style:paragraph-properties fo:margin-left="0.9846in" fo:margin-right="0in" fo:text-indent="0in" style:auto-text-indent="false"/>
      <style:text-properties style:language-asian="ja" style:country-asian="JP"/>
    </style:style>
    <style:style style:name="P56" style:family="paragraph" style:parent-style-name="Preformatted_20_Text">
      <style:paragraph-properties fo:margin-left="0in" fo:margin-right="0in" fo:text-indent="0in" style:auto-text-indent="false"/>
    </style:style>
    <style:style style:name="P57" style:family="paragraph" style:parent-style-name="Contents_20_Heading" style:master-page-name="Standard">
      <style:paragraph-properties style:page-number="1"/>
    </style:style>
    <style:style style:name="P58" style:family="paragraph" style:parent-style-name="Frame_20_contents">
      <style:paragraph-properties fo:margin-left="0.9846in" fo:margin-right="0in" fo:text-align="start" style:justify-single-word="false" fo:text-indent="0in" style:auto-text-indent="false"/>
      <style:text-properties style:language-asian="ja" style:country-asian="JP"/>
    </style:style>
    <style:style style:name="T1" style:family="text">
      <style:text-properties style:language-asian="ja" style:country-asian="JP"/>
    </style:style>
    <style:style style:name="T2" style:family="text">
      <style:text-properties style:font-name-asian="ＭＳ Ｐ明朝1"/>
    </style:style>
    <style:style style:name="T3" style:family="text">
      <style:text-properties style:use-window-font-color="true"/>
    </style:style>
    <style:style style:name="fr1" style:family="graphic" style:parent-style-name="Frame">
      <style:graphic-properties style:vertical-pos="middle" style:vertical-rel="page-content" style:horizontal-pos="center" style:horizontal-rel="p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variable-decls>
        <text:variable-decl office:value-type="float" text:name="tablecou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4.1063in" draw:z-index="0">
        <draw:text-box fo:min-height="0.5862in">
          <text:p text:style-name="Frame_20_contents">Sliceable Net<text:span text:style-name="T1">work Management API</text:span></text:p>
          <text:p text:style-name="P58">version 1.0</text:p>
        </draw:text-box>
      </draw:frame>
      <text:h text:style-name="P45"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7">Table of Contents</text:p>
          </text:index-title>
          <text:p text:style-name="P27"><text:s/>1 Introduction<text:tab/>3</text:p>
          <text:p text:style-name="P27"><text:s/>2 Scope<text:tab/>3</text:p>
          <text:p text:style-name="P27"><text:s/>3 Overview<text:tab/>3</text:p>
          <text:p text:style-name="P27"><text:s/>4 Definitions<text:tab/>3</text:p>
          <text:p text:style-name="P28"><text:s/>4.1 Sliceable API<text:tab/>4</text:p>
          <text:p text:style-name="P28"><text:s/>4.2 Tenant<text:tab/>4</text:p>
          <text:p text:style-name="P28"><text:s/>4.3 Network<text:tab/>4</text:p>
          <text:p text:style-name="P28"><text:s/>4.4 Port<text:tab/>4</text:p>
          <text:p text:style-name="P28"><text:s/>4.5 Attachment<text:tab/>4</text:p>
          <text:p text:style-name="P28"><text:s/>4.6 Entity/Element<text:tab/>4</text:p>
          <text:p text:style-name="P28"><text:s/>4.7 Container<text:tab/>4</text:p>
          <text:p text:style-name="P27"><text:s/>5 Types of resources in the Sliceable API<text:tab/>4</text:p>
          <text:p text:style-name="P27"><text:s/>6 Tenant<text:tab/>5</text:p>
          <text:p text:style-name="P28"><text:s/>6.1 Create a tenant object<text:tab/>5</text:p>
          <text:p text:style-name="P29"><text:s/>6.1.1 Response status<text:tab/>6</text:p>
          <text:p text:style-name="P28"><text:s/>6.2 List multiple tenant objects<text:tab/>6</text:p>
          <text:p text:style-name="P29"><text:s/>6.2.1 Response headers<text:tab/>6</text:p>
          <text:p text:style-name="P29"><text:s/>6.2.2 Response Status<text:tab/>7</text:p>
          <text:p text:style-name="P28"><text:s/>6.3 List a tenant object<text:tab/>7</text:p>
          <text:p text:style-name="P29"><text:s/>6.3.1 Response headers<text:tab/>7</text:p>
          <text:p text:style-name="P29"><text:s/>6.3.2 Response message body<text:tab/>7</text:p>
          <text:p text:style-name="P29"><text:s/>6.3.3 Response Status<text:tab/>8</text:p>
          <text:p text:style-name="P28"><text:s/>6.4 Delete a tenant<text:tab/>8</text:p>
          <text:p text:style-name="P29"><text:s/>6.4.1 Response status<text:tab/>8</text:p>
          <text:p text:style-name="P28"><text:s/>6.5 Modify a tenant object<text:tab/>9</text:p>
          <text:p text:style-name="P29"><text:s/>6.5.1 Response status<text:tab/>9</text:p>
          <text:p text:style-name="P27"><text:s/>7 Network<text:tab/>9</text:p>
          <text:p text:style-name="P28"><text:s/>7.1 Create a network object<text:tab/>10</text:p>
          <text:p text:style-name="P29"><text:s/>7.1.1 Response status<text:tab/>10</text:p>
          <text:p text:style-name="P28"><text:s/>7.2 List multiple network objects<text:tab/>11</text:p>
          <text:p text:style-name="P29"><text:s/>7.2.1 Response headers<text:tab/>11</text:p>
          <text:p text:style-name="P29"><text:s/>7.2.2 Response Status<text:tab/>11</text:p>
          <text:p text:style-name="P28"><text:s/>7.3 List a network object<text:tab/>12</text:p>
          <text:p text:style-name="P29"><text:s/>7.3.1 Response headers<text:tab/>12</text:p>
          <text:p text:style-name="P29"><text:s/>7.3.2 Response message body<text:tab/>12</text:p>
          <text:p text:style-name="P29"><text:s/>7.3.3 Response status<text:tab/>13</text:p>
          <text:p text:style-name="P28"><text:s/>7.4 Delete a network <text:tab/>13</text:p>
          <text:p text:style-name="P29"><text:s/>7.4.1 Response status<text:tab/>13</text:p>
          <text:p text:style-name="P28"><text:s/>7.5 Modify a network object<text:tab/>14</text:p>
          <text:p text:style-name="P29"><text:s/>7.5.1 Response status<text:tab/>14</text:p>
          <text:p text:style-name="P27"><text:s/>8 Port<text:tab/>14</text:p>
          <text:p text:style-name="P28"><text:s/>8.1 Create a port object<text:tab/>15</text:p>
          <text:p text:style-name="P29"><text:s/>8.1.1 Response status<text:tab/>16</text:p>
          <text:p text:style-name="P28"><text:s/>8.2 List multiple port objects<text:tab/>16</text:p>
          <text:p text:style-name="P29"><text:s/>8.2.1 Response headers<text:tab/>16</text:p>
          <text:p text:style-name="P29"><text:s/>8.2.2 Response message body<text:tab/>17</text:p>
          <text:p text:style-name="P29"><text:s/>8.2.3 Response status<text:tab/>17</text:p>
          <text:p text:style-name="P28"><text:s/>8.3 List a port object<text:tab/>17</text:p>
          <text:p text:style-name="P29"><text:s/>8.3.1 Response headers<text:tab/>18</text:p>
          <text:p text:style-name="P29"><text:s/>8.3.2 Response status<text:tab/>18</text:p>
          <text:p text:style-name="P29"><text:soft-page-break/><text:s/>8.3.3 Response message body<text:tab/>18</text:p>
          <text:p text:style-name="P28"><text:s/>8.4 Delete a port object<text:tab/>19</text:p>
          <text:p text:style-name="P29"><text:s/>8.4.1 Response status<text:tab/>19</text:p>
          <text:p text:style-name="P28"><text:s/>8.5 Create an attachment object to a port object<text:tab/>19</text:p>
          <text:p text:style-name="P28"><text:s/>8.6 Read multiple port attachment objects<text:tab/>20</text:p>
          <text:p text:style-name="P29"><text:s/>8.6.1 Response headers<text:tab/>21</text:p>
          <text:p text:style-name="P29"><text:s/>8.6.2 Response status<text:tab/>21</text:p>
          <text:p text:style-name="P28"><text:s/>8.7 List a port attachment object<text:tab/>21</text:p>
          <text:p text:style-name="P29"><text:s/>8.7.1 Response headers<text:tab/>22</text:p>
          <text:p text:style-name="P29"><text:s/>8.7.2 Response headers<text:tab/>22</text:p>
          <text:p text:style-name="P28"><text:s/>8.8 Delete a port attachment object<text:tab/>22</text:p>
          <text:p text:style-name="P29"><text:s/>8.8.1 Response status<text:tab/>23</text:p>
          <text:p text:style-name="P27"><text:s/>9 Attachment<text:tab/>24</text:p>
          <text:p text:style-name="P28"><text:s/>9.1 Create an attachment object to a network object<text:tab/>24</text:p>
          <text:p text:style-name="P29"><text:s/>9.1.1 Response status<text:tab/>24</text:p>
          <text:p text:style-name="P28"><text:s/>9.2 List multiple network attachment objects<text:tab/>25</text:p>
          <text:p text:style-name="P29"><text:s/>9.2.1 Response headers<text:tab/>25</text:p>
          <text:p text:style-name="P29"><text:s/>9.2.2 Response status<text:tab/>25</text:p>
          <text:p text:style-name="P28"><text:s/>9.3 List a network attachment object<text:tab/>26</text:p>
          <text:p text:style-name="P29"><text:s/>9.3.1 Response status<text:tab/>26</text:p>
          <text:p text:style-name="P28"><text:s/>9.4 Delete a network attachment object<text:tab/>26</text:p>
          <text:p text:style-name="P29"><text:s/>9.4.1 Response status<text:tab/>27</text:p>
          <text:p text:style-name="P27"><text:s/>10 Handle Get Requests<text:tab/>28</text:p>
        </text:index-body>
      </text:table-of-content>
      <text:h text:style-name="P44" text:outline-level="1" text:is-list-header="true"/>
      <text:p text:style-name="P37"/>
      <text:h text:style-name="Heading_20_1" text:outline-level="1">Introduction</text:h>
      <text:p text:style-name="P19"/>
      <text:p text:style-name="P8">This document int<text:span text:style-name="T1">ends to describe for application developers a virtual resource management service as defined by this Sliceable network management API. It documents in detail a RESTful API to configure various functional components which constitute the operation of a virtual layer 2 switch. At a minimum, this virtual switch is able to learn MAC addresses and perform aging in the standard manner to provide forwarding actions for message routing to a closed set of users.</text:span></text:p>
      <text:p text:style-name="P9"/>
      <text:h text:style-name="P44" text:outline-level="1">Scope</text:h>
      <text:p text:style-name="P10"/>
      <text:p text:style-name="P11">This document specifies an interface to configure interconnections between virtual resources to give users a granular control over routing decisions to either restrict or allow traffic. This API as a prerequisite it specifies that an emulated layer 2 is created. It does not specify a limit on the number of emulated layers 2 that may be configured but scaling issues might arise from the number of ports and end point attachments that can be supported on a particular emulated layer 2.</text:p>
      <text:p text:style-name="P11">This API does not support state management of resources hence no mechanism exists to subscribe to receive events from managed resources.</text:p>
      <text:p text:style-name="P9">The API does not support any guards preventing access to objects created by other clients. It could be that higher level APIs provide the necessary authentication but this is outside the scope of this API.</text:p>
      <text:p text:style-name="P9"/>
      <text:h text:style-name="Heading_20_1" text:outline-level="1">Overview</text:h>
      <text:p text:style-name="Text_20_body"/>
      <text:p text:style-name="P6">The sliceable API interrogates a stack of resources in a hierarchically way. Resources at a lower level can not be accessed unless resources at the higher level are accessible. Such dependencies should be well understood because side effects might occur. For example deletion of a network can result in all other dependent instances disappearing as well. <text:s/></text:p>
      <text:p text:style-name="P6">Users interact with this API through its supported addressing model and are unaware of the underlying network infrastructure that are using. This network infrastructure is a virtual layer 2 designed within the Trema framework supplying a distributed topology arrangement. The API does a simple mapping between its emulated network and its attachment points based on information received from incoming logical/physical ports. Routes are calculated based on configured logical domains rather than the multiple VMs it represents, therefore extending network reachability. The virtual switch imposes no restriction on overlapping MAC addresses and VLAN ids. By virtualizing all layer 2 functions the API distributes resource management such that you only need a single configuration point.</text:p>
      <text:p text:style-name="P6"/>
      <text:h text:style-name="P44" text:outline-level="1">Definitions</text:h>
      <text:p text:style-name="P10"/>
      <text:p text:style-name="Standard">For the purpose of this document the following terms and definitions apply.</text:p>
      <text:h text:style-name="P47" text:outline-level="2"><text:soft-page-break/>Sliceable API</text:h>
      <text:p text:style-name="P10">It is a conceptual term used to describe the system that this API is targeted for. The services that this API provides can be categorized as Infrastructure as a Service (IaaS) in the cloud computing delivery model.</text:p>
      <text:p text:style-name="P10"/>
      <text:h text:style-name="P47" text:outline-level="2">Tenant</text:h>
      <text:p text:style-name="P10">Within the Sliceable API a top level entity defining a large pool of network resources. A tenant may span to cover one or more network entities. It isolates multiple tenants traffic over a shared physical infrastructure essential within a virtualized data center environment.</text:p>
      <text:p text:style-name="P10"/>
      <text:h text:style-name="P47" text:outline-level="2">Network</text:h>
      <text:p text:style-name="P10">Models the relationship of a virtual resource pool (ports/attachments) that this entity may have. It represents a concept that groups resources together sharing certain characteristics defining their unique behavior within the network.</text:p>
      <text:p text:style-name="P10"/>
      <text:h text:style-name="P47" text:outline-level="2">Port</text:h>
      <text:p text:style-name="P10">Mapping of port attributes to this logical entity to enable network connectivity.</text:p>
      <text:p text:style-name="P10"/>
      <text:h text:style-name="P47" text:outline-level="2">Attachment</text:h>
      <text:p text:style-name="P10">An entity that as its name suggests can either be attached to a network or port entity objects.</text:p>
      <text:p text:style-name="P10">This entity represents a mapping to a value that exposes a control attribute to the entity being attached (network/port).</text:p>
      <text:p text:style-name="P10"/>
      <text:h text:style-name="Heading_20_2" text:outline-level="2">Entity/Element</text:h>
      <text:p text:style-name="P10">Terms used interchangeably referring to objects that this API manipulates.</text:p>
      <text:p text:style-name="P10"/>
      <text:h text:style-name="Heading_20_2" text:outline-level="2">Con<text:span text:style-name="T1">tainer</text:span></text:h>
      <text:p text:style-name="P10">A simple grouping of objects of certain type with the similar characteristics.</text:p>
      <text:p text:style-name="P10"/>
      <text:h text:style-name="P44" text:outline-level="1">Types of resources in the Sliceable API</text:h>
      <text:p text:style-name="P10"/>
      <table:table table:name="Table4" table:style-name="Table4">
        <table:table-column table:style-name="Table4.A"/>
        <table:table-column table:style-name="Table4.B"/>
        <table:table-row>
          <table:table-cell table:style-name="Table4.A1" office:value-type="string">
            <text:p text:style-name="P1">Resource type</text:p>
          </table:table-cell>
          <table:table-cell table:style-name="Table4.B1" office:value-type="string">
            <text:p text:style-name="P1">Des<text:span text:style-name="T1">cription</text:span></text:p>
          </table:table-cell>
        </table:table-row>
        <table:table-row>
          <table:table-cell table:style-name="Table4.A2" office:value-type="string">
            <text:p text:style-name="Table_20_Contents">Tenant</text:p>
          </table:table-cell>
          <table:table-cell table:style-name="Table4.B2" office:value-type="string">
            <text:p text:style-name="Table_20_Contents">A con<text:span text:style-name="T1">tainer of one or more objects uniquely </text:span><text:soft-page-break/><text:span text:style-name="T1">addressable by its tenant identifier.</text:span></text:p>
          </table:table-cell>
        </table:table-row>
        <table:table-row>
          <table:table-cell table:style-name="Table4.A2" office:value-type="string">
            <text:p text:style-name="Table_20_Contents">Network</text:p>
          </table:table-cell>
          <table:table-cell table:style-name="Table4.B2" office:value-type="string">
            <text:p text:style-name="Table_20_Contents">A con<text:span text:style-name="T1">tainer of one or more objects uniquely addressable by its network identifier.</text:span></text:p>
          </table:table-cell>
        </table:table-row>
        <table:table-row>
          <table:table-cell table:style-name="Table4.A2" office:value-type="string">
            <text:p text:style-name="Table_20_Contents">Port</text:p>
          </table:table-cell>
          <table:table-cell table:style-name="Table4.B2" office:value-type="string">
            <text:p text:style-name="Table_20_Contents">A con<text:span text:style-name="T1">tainer of one or more objects addressable by its logical port identifier. A port container </text:span><text:span text:style-name="T1">may also have attachment container objects.</text:span></text:p>
          </table:table-cell>
        </table:table-row>
        <table:table-row>
          <table:table-cell table:style-name="Table4.A2" office:value-type="string">
            <text:p text:style-name="Table_20_Contents">Att<text:span text:style-name="T1">achment</text:span></text:p>
          </table:table-cell>
          <table:table-cell table:style-name="Table4.B2" office:value-type="string">
            <text:p text:style-name="P4">An entity that represents a binding of key/value pairs that can be attached either to network or port. Attachment also can be viewed as a container accessible through its attachment identifier.</text:p>
          </table:table-cell>
        </table:table-row>
      </table:table>
      <text:p text:style-name="P10"/>
      <text:p text:style-name="P6">Resource access applies to all synchronous operations regarding getting, setting and enumerating values. Subclauses below define a mechanism for acquiring JSON based representations of entities using this RESTful API. A URI syntax may indicate the type of entity being enumerated or a particular selector object.</text:p>
      <text:p text:style-name="P6"/>
      <text:h text:style-name="Heading_20_1" text:outline-level="1">Tenant</text:h>
      <text:p text:style-name="Text_20_body"/>
      <text:p text:style-name="P10">A tenant entity refers to logical grouping of one or more network entities aggregated to represent the tenant's features as a whole. An organization registered as a tenant should be able to manage all the services that this API provides.</text:p>
      <text:p text:style-name="P10"/>
      <text:h text:style-name="P47" text:outline-level="2">Create a tenant object</text:h>
      <text:p text:style-name="P10">Create a tenant object with its contextual information id, description. Tenant is the top-most managed object.</text:p>
      <text:p text:style-name="P6">The following HTTP POST creates a tenant object at the specified URI.</text:p>
      <text:p text:style-name="P6"/>
      <text:p text:style-name="P6">Example: POST /tenants <text:s/></text:p>
      <text:p text:style-name="P6"/>
      <text:p text:style-name="Preformatted_20_Text">POST /tenants HTTP/1.1</text:p>
      <text:p text:style-name="Preformatted_20_Text">Content-type: application/json</text:p>
      <text:p text:style-name="Preformatted_20_Text">{</text:p>
      <text:p text:style-name="P12">“id” : “tenant-id”,</text:p>
      <text:p text:style-name="P12">“description” : “our organization<text:span text:style-name="T1">”</text:span></text:p>
      <text:p text:style-name="P22">}</text:p>
      <text:p text:style-name="P22"/>
      <text:p text:style-name="P6"/>
      <text:p text:style-name="P6">Where:</text:p>
      <text:list xml:id="list1528757460" text:style-name="L1">
        <text:list-item>
          <text:p text:style-name="P31">tenants - the tenant child object to create in the tenants container.</text:p>
        </text:list-item>
      </text:list>
      <text:p text:style-name="P6"/>
      <text:p text:style-name="P6">The POST request includes two name/value pairs, id and description. The server would create a tenant object even if both attributes id/description not supplied.</text:p>
      <text:p text:style-name="P6"/>
      <text:p text:style-name="Table_20_Heading">Table <text:sequence text:ref-name="refDrawing0" text:name="Drawing" text:formula="ooow:Drawing+1" style:num-format="１, ２, ３, ...">１</text:sequence> Request message body – Create a tenant object</text:p>
      <table:table table:name="Table21" table:style-name="Table21">
        <table:table-column table:style-name="Table21.A" table:number-columns-repeated="3"/>
        <table:table-column table:style-name="Table21.D"/>
        <table:table-row>
          <table:table-cell table:style-name="Table21.A1" office:value-type="string">
            <text:p text:style-name="P1">Field name</text:p>
          </table:table-cell>
          <table:table-cell table:style-name="Table21.A1" office:value-type="string">
            <text:p text:style-name="P1">Type</text:p>
          </table:table-cell>
          <table:table-cell table:style-name="Table21.A1" office:value-type="string">
            <text:p text:style-name="P1">Des<text:span text:style-name="T1">cription</text:span></text:p>
          </table:table-cell>
          <table:table-cell table:style-name="Table21.D1" office:value-type="string">
            <text:p text:style-name="P1">Requirement</text:p>
          </table:table-cell>
        </table:table-row>
        <text:soft-page-break/>
        <table:table-row>
          <table:table-cell table:style-name="Table21.A2" office:value-type="string">
            <text:p text:style-name="Table_20_Contents">id</text:p>
          </table:table-cell>
          <table:table-cell table:style-name="Table21.A2" office:value-type="string">
            <text:p text:style-name="Table_20_Contents">JSON String</text:p>
          </table:table-cell>
          <table:table-cell table:style-name="Table21.A2" office:value-type="string">
            <text:p text:style-name="P4">A unique locally assigned textual name of the tenant.</text:p>
          </table:table-cell>
          <table:table-cell table:style-name="Table21.D2" office:value-type="string">
            <text:p text:style-name="Table_20_Contents">Optional</text:p>
          </table:table-cell>
        </table:table-row>
        <table:table-row>
          <table:table-cell table:style-name="Table21.A2" office:value-type="string">
            <text:p text:style-name="Table_20_Contents">des<text:span text:style-name="T1">cription</text:span></text:p>
          </table:table-cell>
          <table:table-cell table:style-name="Table21.A2" office:value-type="string">
            <text:p text:style-name="Table_20_Contents">JSON String</text:p>
          </table:table-cell>
          <table:table-cell table:style-name="Table21.A2" office:value-type="string">
            <text:p text:style-name="P4">A textual string containing information about the tenant.</text:p>
          </table:table-cell>
          <table:table-cell table:style-name="Table21.D2" office:value-type="string">
            <text:p text:style-name="Table_20_Contents">Optional</text:p>
          </table:table-cell>
        </table:table-row>
      </table:table>
      <text:p text:style-name="P6"/>
      <text:h text:style-name="Heading_20_3" text:outline-level="3">Response status</text:h>
      <text:p text:style-name="Object_20_index_20_1">The HTTP status codes that returned when creating a tenant object are described in Table 2<text:expression text:formula="ooow:table_count + 1" office:value-type="float" office:value="0" style:data-style-name="N0"/>.</text:p>
      <text:p text:style-name="P6"/>
      <text:p text:style-name="Table_20_Heading">Table <text:sequence text:ref-name="refDrawing1" text:name="Drawing" text:formula="ooow:Drawing+1" style:num-format="１, ２, ３, ...">２</text:sequence> HTTP status codes – Creating a tenant object.</text:p>
      <table:table table:name="Table22" table:style-name="Table22">
        <table:table-column table:style-name="Table22.A"/>
        <table:table-column table:style-name="Table22.B"/>
        <table:table-row>
          <table:table-cell table:style-name="Table22.A1" office:value-type="string">
            <text:p text:style-name="P1">HTTP Status</text:p>
          </table:table-cell>
          <table:table-cell table:style-name="Table22.B1" office:value-type="string">
            <text:p text:style-name="P1">Des<text:span text:style-name="T1">cription</text:span></text:p>
          </table:table-cell>
        </table:table-row>
        <table:table-row>
          <table:table-cell table:style-name="Table22.A2" office:value-type="string">
            <text:p text:style-name="Table_20_Contents">202 Created</text:p>
          </table:table-cell>
          <table:table-cell table:style-name="Table22.B2" office:value-type="string">
            <text:p text:style-name="Table_20_Contents">Operation succeeded. A new tenant object is created.</text:p>
          </table:table-cell>
        </table:table-row>
        <table:table-row>
          <table:table-cell table:style-name="Table22.A2" office:value-type="string">
            <text:p text:style-name="Table_20_Contents">422 Bad Req<text:span text:style-name="T1">uest</text:span></text:p>
          </table:table-cell>
          <table:table-cell table:style-name="Table22.B2" office:value-type="string">
            <text:p text:style-name="P4">Invalid parameters or field names or attempt to create an existing tenant object.</text:p>
          </table:table-cell>
        </table:table-row>
        <table:table-row>
          <table:table-cell table:style-name="Table22.A2" office:value-type="string">
            <text:p text:style-name="Table_20_Contents">500 Int<text:span text:style-name="T1">ernal Server Error</text:span></text:p>
          </table:table-cell>
          <table:table-cell table:style-name="Table22.B2" office:value-type="string">
            <text:p text:style-name="Table_20_Contents">A pro<text:span text:style-name="T1">cessing error while adding a tenant object.</text:span></text:p>
          </table:table-cell>
        </table:table-row>
      </table:table>
      <text:p text:style-name="P6"/>
      <text:h text:style-name="P47" text:outline-level="2">List multiple tenant objects</text:h>
      <text:p text:style-name="P10">The following HTTP GET lists one or more tenant representation objects at the specified request URI. The message is targeted to return an array of tenant objects.</text:p>
      <text:p text:style-name="P10">Example: Perform a GET to the tenant container URI.</text:p>
      <text:p text:style-name="Preformatted_20_Text">GET /tenants HTTP/1.1</text:p>
      <text:p text:style-name="Preformatted_20_Text">Accept: */*</text:p>
      <text:p text:style-name="Preformatted_20_Text"/>
      <text:p text:style-name="Standard">The following shows the server's response. <text:s/></text:p>
      <text:p text:style-name="Standard"/>
      <text:p text:style-name="Preformatted_20_Text">HTTP/1.1 200 OK</text:p>
      <text:p text:style-name="Preformatted_20_Text">Content-Type: application/json</text:p>
      <text:p text:style-name="Preformatted_20_Text">[</text:p>
      <text:p text:style-name="P12">{“id”:”tenant-1”,“description”:”abc organization-warehouse<text:span text:style-name="T1">”},</text:span></text:p>
      <text:p text:style-name="P13">{“id”:”tenant-2”,”description”:”abc organization-data-management”}</text:p>
      <text:p text:style-name="Preformatted_20_Text">]</text:p>
      <text:h text:style-name="Heading_20_3" text:outline-level="3">Response headers</text:h>
      <text:p text:style-name="Text_20_body">The following response headers expected as shown in Table 3.</text:p>
      <text:p text:style-name="P17">Table <text:span text:style-name="T2">3 </text:span>Response headers – Read multiple tenant objects</text:p>
      <table:table table:name="Table23" table:style-name="Table23">
        <table:table-column table:style-name="Table23.A"/>
        <table:table-column table:style-name="Table23.B"/>
        <table:table-column table:style-name="Table23.C"/>
        <table:table-row>
          <table:table-cell table:style-name="Table23.A1" office:value-type="string">
            <text:p text:style-name="P1">Header</text:p>
          </table:table-cell>
          <table:table-cell table:style-name="Table23.A1" office:value-type="string">
            <text:p text:style-name="P1">Type</text:p>
          </table:table-cell>
          <table:table-cell table:style-name="Table23.C1" office:value-type="string">
            <text:p text:style-name="P1">Req<text:span text:style-name="T1">uirement</text:span></text:p>
          </table:table-cell>
        </table:table-row>
        <table:table-row>
          <table:table-cell table:style-name="Table23.A2" office:value-type="string">
            <text:p text:style-name="Table_20_Contents">Con<text:span text:style-name="T1">tent-Type</text:span></text:p>
          </table:table-cell>
          <table:table-cell table:style-name="Table23.A2" office:value-type="string">
            <text:p text:style-name="Table_20_Contents">application/json</text:p>
          </table:table-cell>
          <table:table-cell table:style-name="Table23.C2" office:value-type="string">
            <text:p text:style-name="Table_20_Contents">If present a JSON array of zero, one or more tenant<text:span text:style-name="T1"> objects. An empty array indicates that there are no tenant objects.</text:span></text:p>
          </table:table-cell>
        </table:table-row>
        <table:table-row>
          <table:table-cell table:style-name="Table23.A2" office:value-type="string">
            <text:p text:style-name="Table_20_Contents">Con<text:span text:style-name="T1">tent-Type</text:span></text:p>
          </table:table-cell>
          <table:table-cell table:style-name="Table23.A2" office:value-type="string">
            <text:p text:style-name="Table_20_Contents">text/plain</text:p>
          </table:table-cell>
          <table:table-cell table:style-name="Table23.C2" office:value-type="string">
            <text:p text:style-name="Table_20_Contents">If present an <text:soft-page-break/>implementation spe<text:span text:style-name="T1">cific error message.</text:span></text:p>
          </table:table-cell>
        </table:table-row>
      </table:table>
      <text:h text:style-name="Heading_20_3" text:outline-level="3">Res<text:span text:style-name="T1">ponse Status</text:span></text:h>
      <text:p text:style-name="P10">The HTTP status codes returned from listing multiple tenants objects are shown in Table 4.</text:p>
      <text:p text:style-name="P10"/>
      <text:p text:style-name="P16">Table 4 HTTP status codes – List multiple tenant objects.</text:p>
      <table:table table:name="Table28" table:style-name="Table28">
        <table:table-column table:style-name="Table28.A"/>
        <table:table-column table:style-name="Table28.B"/>
        <table:table-row>
          <table:table-cell table:style-name="Table28.A1" office:value-type="string">
            <text:p text:style-name="P1">HTTP Status</text:p>
          </table:table-cell>
          <table:table-cell table:style-name="Table28.B1" office:value-type="string">
            <text:p text:style-name="P1">Des<text:span text:style-name="T1">cription</text:span></text:p>
          </table:table-cell>
        </table:table-row>
        <table:table-row>
          <table:table-cell table:style-name="Table28.A2" office:value-type="string">
            <text:p text:style-name="Table_20_Contents">200 <text:span text:style-name="T1">OK/Success</text:span></text:p>
          </table:table-cell>
          <table:table-cell table:style-name="Table28.B2" office:value-type="string">
            <text:p text:style-name="Table_20_Contents">One or more tenant object found and ret<text:span text:style-name="T1">urned.</text:span></text:p>
          </table:table-cell>
        </table:table-row>
        <table:table-row>
          <table:table-cell table:style-name="Table28.A2" office:value-type="string">
            <text:p text:style-name="Table_20_Contents">500 Int<text:span text:style-name="T1">ernal Server Error</text:span></text:p>
          </table:table-cell>
          <table:table-cell table:style-name="Table28.B2" office:value-type="string">
            <text:p text:style-name="Table_20_Contents">Failed to locate and ret<text:span text:style-name="T1">urn details of any tenant.</text:span></text:p>
          </table:table-cell>
        </table:table-row>
      </table:table>
      <text:p text:style-name="P10"/>
      <text:h text:style-name="Heading_20_2" text:outline-level="2">List <text:span text:style-name="T1">a</text:span> tenant object</text:h>
      <text:p text:style-name="P10">The following HTTP GET lists an existing tenant object at the specified URI.</text:p>
      <text:p text:style-name="P10">Example: Perform a GET to the tenant object URI.</text:p>
      <text:p text:style-name="Preformatted_20_Text">GET /tenants/&lt;tenant-id&gt; HTTP/1.1</text:p>
      <text:p text:style-name="Preformatted_20_Text">Accept: */*</text:p>
      <text:p text:style-name="Preformatted_20_Text"/>
      <text:p text:style-name="P10">Where:</text:p>
      <text:list xml:id="list1547662077" text:style-name="L2">
        <text:list-item>
          <text:p text:style-name="P40">&lt;tenant-id&gt; is the ide<text:span text:style-name="T1">ntifier of the tenant object (for example tenant-1).</text:span></text:p>
        </text:list-item>
      </text:list>
      <text:p text:style-name="P10">The following shows the server's response.</text:p>
      <text:p text:style-name="P24">HTTP/1.1 200 OK</text:p>
      <text:p text:style-name="P24">Content-Type: application/json</text:p>
      <text:p text:style-name="P24">{</text:p>
      <text:p text:style-name="P13">"bindings":[],</text:p>
      <text:p text:style-name="P13">"description":"development department"</text:p>
      <text:p text:style-name="P22">}</text:p>
      <text:h text:style-name="P43" text:outline-level="3">Response headers</text:h>
      <text:p text:style-name="P10">The following response headers expected as shown in Table 5.</text:p>
      <text:p text:style-name="P18">Table <text:span text:style-name="T2">5</text:span> Response headers – List a single reference of a tenant object</text:p>
      <table:table table:name="Table24" table:style-name="Table24">
        <table:table-column table:style-name="Table24.A"/>
        <table:table-column table:style-name="Table24.B"/>
        <table:table-column table:style-name="Table24.C"/>
        <table:table-row>
          <table:table-cell table:style-name="Table24.A1" office:value-type="string">
            <text:p text:style-name="P1">Header</text:p>
          </table:table-cell>
          <table:table-cell table:style-name="Table24.A1" office:value-type="string">
            <text:p text:style-name="P1">Type</text:p>
          </table:table-cell>
          <table:table-cell table:style-name="Table24.C1" office:value-type="string">
            <text:p text:style-name="P1">Req<text:span text:style-name="T1">uirement</text:span></text:p>
          </table:table-cell>
        </table:table-row>
        <table:table-row>
          <table:table-cell table:style-name="Table24.A2" office:value-type="string">
            <text:p text:style-name="Table_20_Contents">Con<text:span text:style-name="T1">tent-Type</text:span></text:p>
          </table:table-cell>
          <table:table-cell table:style-name="Table24.A2" office:value-type="string">
            <text:p text:style-name="Table_20_Contents">app<text:span text:style-name="T1">lication/json</text:span></text:p>
          </table:table-cell>
          <table:table-cell table:style-name="Table24.C2" office:value-type="string">
            <text:p text:style-name="Table_20_Contents">Optional. If pre<text:span text:style-name="T1">sent the referenced <text:s/>tenant object instance and its bindings if configured.</text:span></text:p>
          </table:table-cell>
        </table:table-row>
        <table:table-row>
          <table:table-cell table:style-name="Table24.A2" office:value-type="string">
            <text:p text:style-name="Table_20_Contents">Con<text:span text:style-name="T1">tent-Type</text:span></text:p>
          </table:table-cell>
          <table:table-cell table:style-name="Table24.A2" office:value-type="string">
            <text:p text:style-name="Table_20_Contents">text/plain</text:p>
          </table:table-cell>
          <table:table-cell table:style-name="Table24.C2" office:value-type="string">
            <text:p text:style-name="Table_20_Contents">Optional. If pre<text:span text:style-name="T1">sent the referenced </text:span><text:span text:style-name="T1">tenant object instance is not found.</text:span></text:p>
          </table:table-cell>
        </table:table-row>
      </table:table>
      <text:p text:style-name="P10"/>
      <text:h text:style-name="Heading_20_3" text:outline-level="3">Response message body</text:h>
      <text:p text:style-name="P10">The response message body for listing a specific tenant object is shown in Table 6.</text:p>
      <text:p text:style-name="P16">Table 6 Response message body – Read a tenant object</text:p>
      <table:table table:name="Table25" table:style-name="Table25">
        <table:table-column table:style-name="Table25.A" table:number-columns-repeated="3"/>
        <table:table-column table:style-name="Table25.D"/>
        <table:table-row>
          <table:table-cell table:style-name="Table25.A1" office:value-type="string">
            <text:p text:style-name="P1">Field name</text:p>
          </table:table-cell>
          <table:table-cell table:style-name="Table25.A1" office:value-type="string">
            <text:p text:style-name="P1">Type</text:p>
          </table:table-cell>
          <table:table-cell table:style-name="Table25.A1" office:value-type="string">
            <text:p text:style-name="P1">Des<text:span text:style-name="T1">cription</text:span></text:p>
          </table:table-cell>
          <table:table-cell table:style-name="Table25.D1" office:value-type="string">
            <text:p text:style-name="P1">Req<text:span text:style-name="T1">uirement</text:span></text:p>
          </table:table-cell>
        </table:table-row>
        <table:table-row>
          <table:table-cell table:style-name="Table25.A2" office:value-type="string">
            <text:p text:style-name="Table_20_Contents">bindings</text:p>
          </table:table-cell>
          <table:table-cell table:style-name="Table25.A2" office:value-type="string">
            <text:p text:style-name="Table_20_Contents">JSON Array</text:p>
          </table:table-cell>
          <table:table-cell table:style-name="Table25.A2" office:value-type="string">
            <text:p text:style-name="P4">Any network <text:soft-page-break/>attachment object associated with this tenant instance.</text:p>
          </table:table-cell>
          <table:table-cell table:style-name="Table25.D2" office:value-type="string">
            <text:p text:style-name="Table_20_Contents">Man<text:span text:style-name="T1">datory</text:span></text:p>
          </table:table-cell>
        </table:table-row>
        <table:table-row>
          <table:table-cell table:style-name="Table25.A2" office:value-type="string">
            <text:p text:style-name="Table_20_Contents">des<text:span text:style-name="T1">cription</text:span></text:p>
          </table:table-cell>
          <table:table-cell table:style-name="Table25.A2" office:value-type="string">
            <text:p text:style-name="Table_20_Contents">JSON String</text:p>
          </table:table-cell>
          <table:table-cell table:style-name="Table25.A2" office:value-type="string">
            <text:p text:style-name="Table_20_Contents">A readable des<text:span text:style-name="T1">cription of this tenant object instance.</text:span></text:p>
          </table:table-cell>
          <table:table-cell table:style-name="Table25.D2" office:value-type="string">
            <text:p text:style-name="Table_20_Contents">Man<text:span text:style-name="T1">datory</text:span></text:p>
          </table:table-cell>
        </table:table-row>
      </table:table>
      <text:p text:style-name="P6"/>
      <text:h text:style-name="Heading_20_3" text:outline-level="3">Res<text:span text:style-name="T1">ponse Status</text:span></text:h>
      <text:p text:style-name="P10">The HTTP status codes returned from listing a tenant object are described in Table 7.</text:p>
      <text:p text:style-name="P10"/>
      <text:p text:style-name="P16">Table 7 HTTP status codes – List a tenant object.</text:p>
      <table:table table:name="Table29" table:style-name="Table29">
        <table:table-column table:style-name="Table29.A"/>
        <table:table-column table:style-name="Table29.B"/>
        <table:table-row>
          <table:table-cell table:style-name="Table29.A1" office:value-type="string">
            <text:p text:style-name="P1">HTTP Status</text:p>
          </table:table-cell>
          <table:table-cell table:style-name="Table29.B1" office:value-type="string">
            <text:p text:style-name="P1">Des<text:span text:style-name="T1">cription</text:span></text:p>
          </table:table-cell>
        </table:table-row>
        <table:table-row>
          <table:table-cell table:style-name="Table29.A2" office:value-type="string">
            <text:p text:style-name="Table_20_Contents">200 OK/Success</text:p>
          </table:table-cell>
          <table:table-cell table:style-name="Table29.B2" office:value-type="string">
            <text:p text:style-name="Table_20_Contents">A tenant object found and ret<text:span text:style-name="T1">urned.</text:span></text:p>
          </table:table-cell>
        </table:table-row>
        <table:table-row>
          <table:table-cell table:style-name="Table29.A2" office:value-type="string">
            <text:p text:style-name="Table_20_Contents">404 Not Found</text:p>
          </table:table-cell>
          <table:table-cell table:style-name="Table29.B2" office:value-type="string">
            <text:p text:style-name="Table_20_Contents">Unable to locate the specified tenant.</text:p>
          </table:table-cell>
        </table:table-row>
        <table:table-row>
          <table:table-cell table:style-name="Table29.A2" office:value-type="string">
            <text:p text:style-name="Table_20_Contents">500 Int<text:span text:style-name="T1">ernal Server Error</text:span></text:p>
          </table:table-cell>
          <table:table-cell table:style-name="Table29.B2" office:value-type="string">
            <text:p text:style-name="Table_20_Contents">A pro<text:span text:style-name="T1">cessing error resulting in failure to locate a tenant object.</text:span></text:p>
          </table:table-cell>
        </table:table-row>
      </table:table>
      <text:p text:style-name="P10"/>
      <text:h text:style-name="P47" text:outline-level="2">Delete a tenant</text:h>
      <text:p text:style-name="P10">It is an operation to delete a tenant resource in its entirety.</text:p>
      <text:p text:style-name="P10">The following HTTP DELETE deletes a tenant object at the specified URI. Any dependent entities visible to this tenant object (networks, ports, attachments) would also be deleted.</text:p>
      <text:p text:style-name="P14">DELETE /tenants/&lt;tenant-id&gt;</text:p>
      <text:p text:style-name="P10">Where:</text:p>
      <text:list xml:id="list1677092607" text:style-name="L3">
        <text:list-item>
          <text:p text:style-name="P39">&lt;tenant-id&gt; – the name of a tenant object to be deleted (for example tenant-1).</text:p>
        </text:list-item>
      </text:list>
      <text:h text:style-name="Heading_20_3" text:outline-level="3">Response status</text:h>
      <text:p text:style-name="P10">The HTTP status codes occurred when deleting a tenant object shown in Table 8.</text:p>
      <text:p text:style-name="Table_20_Heading">Table 8 HTTP status codes – Delete a tenant object</text:p>
      <table:table table:name="Table26" table:style-name="Table26">
        <table:table-column table:style-name="Table26.A"/>
        <table:table-column table:style-name="Table26.B"/>
        <table:table-row>
          <table:table-cell table:style-name="Table26.A1" office:value-type="string">
            <text:p text:style-name="P1">HTTP Status</text:p>
          </table:table-cell>
          <table:table-cell table:style-name="Table26.B1" office:value-type="string">
            <text:p text:style-name="P1">Des<text:span text:style-name="T1">cription</text:span></text:p>
          </table:table-cell>
        </table:table-row>
        <table:table-row>
          <table:table-cell table:style-name="Table26.A2" office:value-type="string">
            <text:p text:style-name="Table_20_Contents">202 Acc<text:span text:style-name="T1">epted</text:span></text:p>
          </table:table-cell>
          <table:table-cell table:style-name="Table26.B2" office:value-type="string">
            <text:p text:style-name="P10">A tenant object successfully deleted.</text:p>
          </table:table-cell>
        </table:table-row>
        <table:table-row>
          <table:table-cell table:style-name="Table26.A2" office:value-type="string">
            <text:p text:style-name="Table_20_Contents">404 Not Found</text:p>
          </table:table-cell>
          <table:table-cell table:style-name="Table26.B2" office:value-type="string">
            <text:p text:style-name="Text_20_body">A ten<text:span text:style-name="T1">ant </text:span>object already deleted or is not found.</text:p>
          </table:table-cell>
        </table:table-row>
        <table:table-row>
          <table:table-cell table:style-name="Table26.A2" office:value-type="string">
            <text:p text:style-name="Table_20_Contents">500 Internal Server Error</text:p>
          </table:table-cell>
          <table:table-cell table:style-name="Table26.B2" office:value-type="string">
            <text:p text:style-name="Text_20_body">A processing error resulting in failure to delete the tenant <text:span text:style-name="T1">object.</text:span></text:p>
          </table:table-cell>
        </table:table-row>
      </table:table>
      <text:p text:style-name="P10"/>
      <text:h text:style-name="P49" text:outline-level="2">Modify a tenant object</text:h>
      <text:p text:style-name="P10">Request that the tenant identified by the request URI be updated with the enclosed representation. If a tenant exists at the request URI the description should be modified.</text:p>
      <text:p text:style-name="P10">Example: PUT to the tenant object URI to alter its description.</text:p>
      <text:p text:style-name="Preformatted_20_Text">PUT /tenants/&lt;tenant-id&gt;/ HTTP/1.1</text:p>
      <text:p text:style-name="Preformatted_20_Text">Content-type: application/json</text:p>
      <text:p text:style-name="Preformatted_20_Text">{</text:p>
      <text:p text:style-name="P12">“description”:”another organization<text:span text:style-name="T1">”</text:span></text:p>
      <text:p text:style-name="P21"><text:span text:style-name="T1">}</text:span></text:p>
      <text:p text:style-name="Standard"/>
      <text:p text:style-name="Standard">The following shows the server's response.</text:p>
      <text:p text:style-name="Preformatted_20_Text"/>
      <text:p text:style-name="Preformatted_20_Text">HTTP/1.1 202 Acc<text:span text:style-name="T1">epted</text:span></text:p>
      <text:p text:style-name="Preformatted_20_Text">Content-Type: text/plain; charset=ISO-8859-1</text:p>
      <text:p text:style-name="Preformatted_20_Text"/>
      <text:h text:style-name="Heading_20_3" text:outline-level="3">Response status</text:h>
      <text:p text:style-name="P10">The HTTP status code that occur when modifying a tenant object shown in Table 9.</text:p>
      <text:p text:style-name="P16">Table 9 HTTP status codes – Modifying a tenant object</text:p>
      <table:table table:name="Table27" table:style-name="Table27">
        <table:table-column table:style-name="Table27.A"/>
        <table:table-column table:style-name="Table27.B"/>
        <table:table-row>
          <table:table-cell table:style-name="Table27.A1" office:value-type="string">
            <text:p text:style-name="P1">HTTP Status</text:p>
          </table:table-cell>
          <table:table-cell table:style-name="Table27.B1" office:value-type="string">
            <text:p text:style-name="P1">Des<text:span text:style-name="T1">cription</text:span></text:p>
          </table:table-cell>
        </table:table-row>
        <table:table-row>
          <table:table-cell table:style-name="Table27.A2" office:value-type="string">
            <text:p text:style-name="Table_20_Contents">202 Acc<text:span text:style-name="T1">epted</text:span></text:p>
          </table:table-cell>
          <table:table-cell table:style-name="Table27.B2" office:value-type="string">
            <text:p text:style-name="P10">A tenant object is modified.</text:p>
          </table:table-cell>
        </table:table-row>
        <table:table-row>
          <table:table-cell table:style-name="Table27.A2" office:value-type="string">
            <text:p text:style-name="Table_20_Contents">404 Not Found</text:p>
          </table:table-cell>
          <table:table-cell table:style-name="Table27.B2" office:value-type="string">
            <text:p text:style-name="Text_20_body">An att<text:span text:style-name="T1">empt is made to modify a </text:span>non<text:span text:style-name="T1">-existing tenant object.</text:span></text:p>
          </table:table-cell>
        </table:table-row>
        <table:table-row>
          <table:table-cell table:style-name="Table27.A2" office:value-type="string">
            <text:p text:style-name="Table_20_Contents">500 Int<text:span text:style-name="T1">ernal Server Error</text:span></text:p>
          </table:table-cell>
          <table:table-cell table:style-name="Table27.B2" office:value-type="string">
            <text:p text:style-name="Text_20_body"><text:span text:style-name="T1">A processing error resulting in failure to update the tenant object.</text:span></text:p>
          </table:table-cell>
        </table:table-row>
      </table:table>
      <text:p text:style-name="P6"/>
      <text:h text:style-name="P44" text:outline-level="1">Network</text:h>
      <text:p text:style-name="Standard"/>
      <text:p text:style-name="Standard">A net<text:span text:style-name="T1">work represents a virtual sliceable layer 2 network within a tenant entity. It defines the semantics of a logical boundary that allows ports and other attachment objects bound to it implement a particular function. </text:span>A network is identified by a unique id, auto-generated if not given that remains constant within the life of the entity.</text:p>
      <text:p text:style-name="P6"/>
      <text:h text:style-name="P49" text:outline-level="2">Create a network object</text:h>
      <text:p text:style-name="P6">A create operation creates a network object with its initial representation. If the target network object already exists the create operation would fail returning an error.</text:p>
      <text:p text:style-name="P9">This creates and initializes a sliceable layer 2 without any functionality for connectivity yet.</text:p>
      <text:p text:style-name="P9"/>
      <text:p text:style-name="P6"><text:span text:style-name="T3">The </text:span>following HTTP POST creates a network object at the specified URI.</text:p>
      <text:p text:style-name="P6"/>
      <text:p text:style-name="P6">Example: POST &lt;root-URI&gt;/networks</text:p>
      <text:p text:style-name="Preformatted_20_Text">POST /tenants/&lt;tenant-id&gt;/networks HTTP/1.1</text:p>
      <text:p text:style-name="Preformatted_20_Text">Content-type: application/json</text:p>
      <text:p text:style-name="Preformatted_20_Text">{</text:p>
      <text:p text:style-name="P12">“id” : “net-1”,</text:p>
      <text:p text:style-name="P12">“description” : “marketing dep<text:span text:style-name="T1">artment”</text:span></text:p>
      <text:p text:style-name="P22">}</text:p>
      <text:p text:style-name="P22"/>
      <text:p text:style-name="P6"/>
      <text:p text:style-name="P6">Where:</text:p>
      <text:list xml:id="list1590424123" text:continue-list="list1528757460" text:style-name="L1">
        <text:list-item>
          <text:p text:style-name="P31">&lt;tenant-id&gt; – reference to tenant target object.</text:p>
        </text:list-item>
        <text:list-item>
          <text:p text:style-name="P31">networks - the network child object to create in the networks container. There is no guarantee that the newly network object would be sorted while added to the list of existing network objects.</text:p>
          <text:p text:style-name="P36"/>
        </text:list-item>
      </text:list>
      <text:p text:style-name="P6">If a user attempts to create a network with unknown tenant-id a default tenant-id would be created. This function may be supported in this version of the API.</text:p>
      <text:p text:style-name="P6"/>
      <text:p text:style-name="P6">The POST request includes two name/value pairs, id and description.</text:p>
      <text:p text:style-name="P6"/>
      <text:p text:style-name="Table_20_Heading">Table 10 Request message body – Create a network object</text:p>
      <table:table table:name="Table_1" table:style-name="Table_5f_1">
        <table:table-column table:style-name="Table_5f_1.A" table:number-columns-repeated="3"/>
        <table:table-column table:style-name="Table_5f_1.D"/>
        <table:table-row>
          <table:table-cell table:style-name="Table_5f_1.A1" office:value-type="string">
            <text:p text:style-name="P1">Field name</text:p>
          </table:table-cell>
          <table:table-cell table:style-name="Table_5f_1.A1" office:value-type="string">
            <text:p text:style-name="P1">Type</text:p>
          </table:table-cell>
          <table:table-cell table:style-name="Table_5f_1.A1" office:value-type="string">
            <text:p text:style-name="P1">Des<text:span text:style-name="T1">cription</text:span></text:p>
          </table:table-cell>
          <table:table-cell table:style-name="Table_5f_1.D1" office:value-type="string">
            <text:p text:style-name="P1">Requirement</text:p>
          </table:table-cell>
        </table:table-row>
        <table:table-row>
          <table:table-cell table:style-name="Table_5f_1.A2" office:value-type="string">
            <text:p text:style-name="Table_20_Contents">id</text:p>
          </table:table-cell>
          <table:table-cell table:style-name="Table_5f_1.A2" office:value-type="string">
            <text:p text:style-name="Table_20_Contents">JSON String</text:p>
          </table:table-cell>
          <table:table-cell table:style-name="Table_5f_1.A2" office:value-type="string">
            <text:p text:style-name="P4">Any textual description as long as it is unique which is used to identify the object.</text:p>
          </table:table-cell>
          <table:table-cell table:style-name="Table_5f_1.D2" office:value-type="string">
            <text:p text:style-name="Table_20_Contents">Optional</text:p>
          </table:table-cell>
        </table:table-row>
        <table:table-row>
          <table:table-cell table:style-name="Table_5f_1.A2" office:value-type="string">
            <text:p text:style-name="Table_20_Contents">des<text:span text:style-name="T1">cription</text:span></text:p>
          </table:table-cell>
          <table:table-cell table:style-name="Table_5f_1.A2" office:value-type="string">
            <text:p text:style-name="Table_20_Contents">JSON String</text:p>
          </table:table-cell>
          <table:table-cell table:style-name="Table_5f_1.A2" office:value-type="string">
            <text:p text:style-name="P4">A name that this network is known as.</text:p>
          </table:table-cell>
          <table:table-cell table:style-name="Table_5f_1.D2" office:value-type="string">
            <text:p text:style-name="Table_20_Contents">Optional</text:p>
          </table:table-cell>
        </table:table-row>
      </table:table>
      <text:p text:style-name="P6"/>
      <text:p text:style-name="P6"/>
      <text:h text:style-name="Heading_20_3" text:outline-level="3">Response status</text:h>
      <text:p text:style-name="P6">The HTTP status codes that returned when creating a network object are described in Table 11.</text:p>
      <text:p text:style-name="P6"/>
      <text:p text:style-name="Table_20_Heading">Table 11 HTTP status codes – Creating a network object.</text:p>
      <table:table table:name="HTTPStatus#1" table:style-name="HTTPStatus_23_1">
        <table:table-column table:style-name="HTTPStatus_23_1.A"/>
        <table:table-column table:style-name="HTTPStatus_23_1.B"/>
        <table:table-row>
          <table:table-cell table:style-name="HTTPStatus_23_1.A1" office:value-type="string">
            <text:p text:style-name="P1">HTTP Status</text:p>
          </table:table-cell>
          <table:table-cell table:style-name="HTTPStatus_23_1.B1" office:value-type="string">
            <text:p text:style-name="P1">Des<text:span text:style-name="T1">cription</text:span></text:p>
          </table:table-cell>
        </table:table-row>
        <table:table-row>
          <table:table-cell table:style-name="HTTPStatus_23_1.A2" office:value-type="string">
            <text:p text:style-name="Table_20_Contents">202 Created</text:p>
          </table:table-cell>
          <table:table-cell table:style-name="HTTPStatus_23_1.B2" office:value-type="string">
            <text:p text:style-name="Table_20_Contents">Operation succeeded. A new network object is created. </text:p>
          </table:table-cell>
        </table:table-row>
        <table:table-row>
          <table:table-cell table:style-name="HTTPStatus_23_1.A2" office:value-type="string">
            <text:p text:style-name="Table_20_Contents">422 Bad Req<text:span text:style-name="T1">uest</text:span></text:p>
          </table:table-cell>
          <table:table-cell table:style-name="HTTPStatus_23_1.B2" office:value-type="string">
            <text:p text:style-name="P4">Invalid parameters or field names or attempt to create an existing network object.</text:p>
          </table:table-cell>
        </table:table-row>
        <table:table-row>
          <table:table-cell table:style-name="HTTPStatus_23_1.A2" office:value-type="string">
            <text:p text:style-name="Table_20_Contents">500 Int<text:span text:style-name="T1">ernal Server Error</text:span></text:p>
          </table:table-cell>
          <table:table-cell table:style-name="HTTPStatus_23_1.B2" office:value-type="string">
            <text:p text:style-name="Table_20_Contents"><text:span text:style-name="T1">A processing error resulting in failure to add a network object.</text:span></text:p>
          </table:table-cell>
        </table:table-row>
      </table:table>
      <text:p text:style-name="P6"><text:soft-page-break/></text:p>
      <text:h text:style-name="P47" text:outline-level="2">List multiple network objects</text:h>
      <text:p text:style-name="P10">The following HTTP GET lists one or more network objects at the specified URI. The message is targeted to return an array of network objects. If an object can not be retrieved due to conflicting locking or simultaneous access or any other conflict an error response is returned. If the request results in no data being found an empty response is returned (an empty array with no values).</text:p>
      <text:p text:style-name="P10">Example: Perform a GET to the network container URI.</text:p>
      <text:p text:style-name="Preformatted_20_Text">GET /tenants/&lt;tenant-id&gt;/networks HTTP/1.1</text:p>
      <text:p text:style-name="Preformatted_20_Text">Accept: */*</text:p>
      <text:p text:style-name="Preformatted_20_Text"/>
      <text:p text:style-name="Standard">The following shows the server's response.</text:p>
      <text:p text:style-name="Standard"/>
      <text:p text:style-name="Preformatted_20_Text">HTTP/1.1 200 OK</text:p>
      <text:p text:style-name="Preformatted_20_Text">Content-Type: application/json</text:p>
      <text:p text:style-name="Preformatted_20_Text">[</text:p>
      <text:p text:style-name="P12">{“id”:”net-1”,“description”:”marketing dep<text:span text:style-name="T1">artment”},</text:span></text:p>
      <text:p text:style-name="P13">{“id”:”net-2”,”description”:”development department”}</text:p>
      <text:p text:style-name="Preformatted_20_Text">]</text:p>
      <text:h text:style-name="Heading_20_3" text:outline-level="3">Response headers</text:h>
      <text:p text:style-name="Text_20_body">The following response headers expected as shown in Table 12.</text:p>
      <text:p text:style-name="P17">Table <text:span text:style-name="T2">12 </text:span>Response headers – List multiple network objects</text:p>
      <table:table table:name="Response_header#1" table:style-name="Response_5f_header_23_1">
        <table:table-column table:style-name="Response_5f_header_23_1.A"/>
        <table:table-column table:style-name="Response_5f_header_23_1.B"/>
        <table:table-column table:style-name="Response_5f_header_23_1.C"/>
        <table:table-row>
          <table:table-cell table:style-name="Response_5f_header_23_1.A1" office:value-type="string">
            <text:p text:style-name="P1">Header</text:p>
          </table:table-cell>
          <table:table-cell table:style-name="Response_5f_header_23_1.A1" office:value-type="string">
            <text:p text:style-name="P1">Type</text:p>
          </table:table-cell>
          <table:table-cell table:style-name="Response_5f_header_23_1.C1" office:value-type="string">
            <text:p text:style-name="P1">Req<text:span text:style-name="T1">uirement</text:span></text:p>
          </table:table-cell>
        </table:table-row>
        <table:table-row>
          <table:table-cell table:style-name="Response_5f_header_23_1.A2" office:value-type="string">
            <text:p text:style-name="Table_20_Contents">Con<text:span text:style-name="T1">tent-Type</text:span></text:p>
          </table:table-cell>
          <table:table-cell table:style-name="Response_5f_header_23_1.A2" office:value-type="string">
            <text:p text:style-name="Table_20_Contents">application/json</text:p>
          </table:table-cell>
          <table:table-cell table:style-name="Response_5f_header_23_1.C2" office:value-type="string">
            <text:p text:style-name="Table_20_Contents">If present a JSON array of zero, one or more net<text:span text:style-name="T1">work objects.</text:span></text:p>
          </table:table-cell>
        </table:table-row>
        <table:table-row>
          <table:table-cell table:style-name="Response_5f_header_23_1.A2" office:value-type="string">
            <text:p text:style-name="Table_20_Contents">Con<text:span text:style-name="T1">tent-Type</text:span></text:p>
          </table:table-cell>
          <table:table-cell table:style-name="Response_5f_header_23_1.A2" office:value-type="string">
            <text:p text:style-name="Table_20_Contents">text/plain</text:p>
          </table:table-cell>
          <table:table-cell table:style-name="Response_5f_header_23_1.C2" office:value-type="string">
            <text:p text:style-name="Table_20_Contents">If present an implementation spe<text:span text:style-name="T1">cific error message.</text:span></text:p>
          </table:table-cell>
        </table:table-row>
      </table:table>
      <text:p text:style-name="Text_20_body"/>
      <text:h text:style-name="Heading_20_3" text:outline-level="3">Res<text:span text:style-name="T1">ponse Status</text:span></text:h>
      <text:p text:style-name="P10">The HTTP status codes returned from listing multiple network objects shown in Table 13.</text:p>
      <text:p text:style-name="P10"/>
      <text:p text:style-name="P16">Table 13 HTTP status codes – List multiple network objects.</text:p>
      <table:table table:name="Table30" table:style-name="Table30">
        <table:table-column table:style-name="Table30.A"/>
        <table:table-column table:style-name="Table30.B"/>
        <table:table-row>
          <table:table-cell table:style-name="Table30.A1" office:value-type="string">
            <text:p text:style-name="P1">HTTP Status</text:p>
          </table:table-cell>
          <table:table-cell table:style-name="Table30.B1" office:value-type="string">
            <text:p text:style-name="P1">Des<text:span text:style-name="T1">cription</text:span></text:p>
          </table:table-cell>
        </table:table-row>
        <table:table-row>
          <table:table-cell table:style-name="Table30.A2" office:value-type="string">
            <text:p text:style-name="Table_20_Contents">200 OK/Success</text:p>
          </table:table-cell>
          <table:table-cell table:style-name="Table30.B2" office:value-type="string">
            <text:p text:style-name="Table_20_Contents">One or more net<text:span text:style-name="T1">work object is found.</text:span></text:p>
          </table:table-cell>
        </table:table-row>
        <table:table-row>
          <table:table-cell table:style-name="Table30.A2" office:value-type="string">
            <text:p text:style-name="Table_20_Contents">404 Not Found</text:p>
          </table:table-cell>
          <table:table-cell table:style-name="Table30.B2" office:value-type="string">
            <text:p text:style-name="Table_20_Contents">Unable to ret<text:span text:style-name="T1">rieve one or more network object because specified tenant-id is not found.</text:span></text:p>
          </table:table-cell>
        </table:table-row>
        <table:table-row>
          <table:table-cell table:style-name="Table30.A2" office:value-type="string">
            <text:p text:style-name="Table_20_Contents">500 Int<text:span text:style-name="T1">ernal Server Error</text:span></text:p>
          </table:table-cell>
          <table:table-cell table:style-name="Table30.B2" office:value-type="string">
            <text:p text:style-name="Table_20_Contents">A pro<text:span text:style-name="T1">cessing error resulting in failure to locate one or more network object.</text:span></text:p>
          </table:table-cell>
        </table:table-row>
      </table:table>
      <text:p text:style-name="P10"/>
      <text:h text:style-name="P48" text:outline-level="2">List <text:span text:style-name="T1">a</text:span> network object</text:h>
      <text:p text:style-name="P10">The following HTTP GET list from an existing network object at the specified URI.</text:p>
      <text:p text:style-name="P10">Example: Perform a GET to the network object URI.</text:p>
      <text:p text:style-name="Preformatted_20_Text">GET /tenants/&lt;tenant-id&gt;/networks/&lt;net-id&gt; HTTP/1.1</text:p>
      <text:p text:style-name="Preformatted_20_Text">Accept: */*</text:p>
      <text:p text:style-name="Preformatted_20_Text"/>
      <text:p text:style-name="P10">Where:</text:p>
      <text:list xml:id="list2161725980" text:continue-list="list1677092607" text:style-name="L3">
        <text:list-item>
          <text:p text:style-name="P41">&lt;tenant-id&gt; <text:span text:style-name="T1">– reference to tenant target object.</text:span></text:p>
        </text:list-item>
      </text:list>
      <text:list xml:id="list1889050814" text:continue-list="list1547662077" text:style-name="L2">
        <text:list-item>
          <text:p text:style-name="P40">&lt;net-id&gt; is the ide<text:span text:style-name="T1">ntifier of the network object (for example net-2).</text:span></text:p>
        </text:list-item>
      </text:list>
      <text:p text:style-name="P10">The following shows the server's response.</text:p>
      <text:p text:style-name="Preformatted_20_Text">HTTP/1.1 200 OK</text:p>
      <text:p text:style-name="Preformatted_20_Text">Content-Type: application/json</text:p>
      <text:p text:style-name="Preformatted_20_Text">{</text:p>
      <text:p text:style-name="Preformatted_20_Text">"bindings":[],</text:p>
      <text:p text:style-name="Preformatted_20_Text">"description":"development department"</text:p>
      <text:p text:style-name="Preformatted_20_Text">}</text:p>
      <text:h text:style-name="P43" text:outline-level="3">Response headers</text:h>
      <text:p text:style-name="P10">The following response headers expected as shown in Table 14.</text:p>
      <text:p text:style-name="P18">Table <text:span text:style-name="T2">14</text:span> Response headers – List a network object</text:p>
      <table:table table:name="Table5" table:style-name="Table5">
        <table:table-column table:style-name="Table5.A"/>
        <table:table-column table:style-name="Table5.B"/>
        <table:table-column table:style-name="Table5.C"/>
        <table:table-row>
          <table:table-cell table:style-name="Table5.A1" office:value-type="string">
            <text:p text:style-name="P1">Header</text:p>
          </table:table-cell>
          <table:table-cell table:style-name="Table5.A1" office:value-type="string">
            <text:p text:style-name="P1">Type</text:p>
          </table:table-cell>
          <table:table-cell table:style-name="Table5.C1" office:value-type="string">
            <text:p text:style-name="P1">Req<text:span text:style-name="T1">uirement</text:span></text:p>
          </table:table-cell>
        </table:table-row>
        <table:table-row>
          <table:table-cell table:style-name="Table5.A2" office:value-type="string">
            <text:p text:style-name="Table_20_Contents">Con<text:span text:style-name="T1">tent-Type</text:span></text:p>
          </table:table-cell>
          <table:table-cell table:style-name="Table5.A2" office:value-type="string">
            <text:p text:style-name="Table_20_Contents">app<text:span text:style-name="T1">lication/json</text:span></text:p>
          </table:table-cell>
          <table:table-cell table:style-name="Table5.C2" office:value-type="string">
            <text:p text:style-name="Table_20_Contents">Optional. If pre<text:span text:style-name="T1">sent the referenced network object instance.</text:span></text:p>
          </table:table-cell>
        </table:table-row>
        <table:table-row>
          <table:table-cell table:style-name="Table5.A2" office:value-type="string">
            <text:p text:style-name="Table_20_Contents">Con<text:span text:style-name="T1">tent-Type</text:span></text:p>
          </table:table-cell>
          <table:table-cell table:style-name="Table5.A2" office:value-type="string">
            <text:p text:style-name="Table_20_Contents">text/plain</text:p>
          </table:table-cell>
          <table:table-cell table:style-name="Table5.C2" office:value-type="string">
            <text:p text:style-name="Table_20_Contents">Optional. If pre<text:span text:style-name="T1">sent the referenced network object instance is not found.</text:span></text:p>
          </table:table-cell>
        </table:table-row>
      </table:table>
      <text:p text:style-name="P10"/>
      <text:h text:style-name="Heading_20_3" text:outline-level="3">Response message body</text:h>
      <text:p text:style-name="P10">The response message body for listing a specific network object is shown in Table 15.</text:p>
      <text:p text:style-name="P16">Table 15 Response message body – List a network object.</text:p>
      <table:table table:name="Table6" table:style-name="Table6">
        <table:table-column table:style-name="Table6.A" table:number-columns-repeated="3"/>
        <table:table-column table:style-name="Table6.D"/>
        <table:table-row>
          <table:table-cell table:style-name="Table6.A1" office:value-type="string">
            <text:p text:style-name="P1">Field name</text:p>
          </table:table-cell>
          <table:table-cell table:style-name="Table6.A1" office:value-type="string">
            <text:p text:style-name="P1">Type</text:p>
          </table:table-cell>
          <table:table-cell table:style-name="Table6.A1" office:value-type="string">
            <text:p text:style-name="P1">Des<text:span text:style-name="T1">cription</text:span></text:p>
          </table:table-cell>
          <table:table-cell table:style-name="Table6.D1" office:value-type="string">
            <text:p text:style-name="P1">Req<text:span text:style-name="T1">uirement</text:span></text:p>
          </table:table-cell>
        </table:table-row>
        <table:table-row>
          <table:table-cell table:style-name="Table6.A2" office:value-type="string">
            <text:p text:style-name="Table_20_Contents">bindings</text:p>
          </table:table-cell>
          <table:table-cell table:style-name="Table6.A2" office:value-type="string">
            <text:p text:style-name="Table_20_Contents">JSON Array</text:p>
          </table:table-cell>
          <table:table-cell table:style-name="Table6.A2" office:value-type="string">
            <text:p text:style-name="P4">Any port or attachment object associated with this network instance. If there are no bindings an empty array is returned.</text:p>
          </table:table-cell>
          <table:table-cell table:style-name="Table6.D2" office:value-type="string">
            <text:p text:style-name="Table_20_Contents">Man<text:span text:style-name="T1">datory</text:span></text:p>
          </table:table-cell>
        </table:table-row>
        <table:table-row>
          <table:table-cell table:style-name="Table6.A2" office:value-type="string">
            <text:p text:style-name="Table_20_Contents">des<text:span text:style-name="T1">cription</text:span></text:p>
          </table:table-cell>
          <table:table-cell table:style-name="Table6.A2" office:value-type="string">
            <text:p text:style-name="Table_20_Contents">JSON String</text:p>
          </table:table-cell>
          <table:table-cell table:style-name="Table6.A2" office:value-type="string">
            <text:p text:style-name="Table_20_Contents">A readable des<text:span text:style-name="T1">cription of this network object instance.</text:span></text:p>
          </table:table-cell>
          <table:table-cell table:style-name="Table6.D2" office:value-type="string">
            <text:p text:style-name="Table_20_Contents">Man<text:span text:style-name="T1">datory</text:span></text:p>
          </table:table-cell>
        </table:table-row>
      </table:table>
      <text:p text:style-name="Standard"/>
      <text:h text:style-name="Heading_20_3" text:outline-level="3">Res<text:span text:style-name="T1">ponse status</text:span></text:h>
      <text:p text:style-name="P10">The HTTP status codes returned from listing a network object are shown in Table 16.</text:p>
      <text:p text:style-name="P10"><text:soft-page-break/></text:p>
      <text:p text:style-name="P16">Table 16 HTTP status codes – List a network object.</text:p>
      <table:table table:name="Table31" table:style-name="Table31">
        <table:table-column table:style-name="Table31.A"/>
        <table:table-column table:style-name="Table31.B"/>
        <table:table-row>
          <table:table-cell table:style-name="Table31.A1" office:value-type="string">
            <text:p text:style-name="P1">HTTP Status</text:p>
          </table:table-cell>
          <table:table-cell table:style-name="Table31.B1" office:value-type="string">
            <text:p text:style-name="P1">Des<text:span text:style-name="T1">cription</text:span></text:p>
          </table:table-cell>
        </table:table-row>
        <table:table-row>
          <table:table-cell table:style-name="Table31.A2" office:value-type="string">
            <text:p text:style-name="Table_20_Contents">200 OK/Success</text:p>
          </table:table-cell>
          <table:table-cell table:style-name="Table31.B2" office:value-type="string">
            <text:p text:style-name="Table_20_Contents">A net<text:span text:style-name="T1">work object found and returned.</text:span></text:p>
          </table:table-cell>
        </table:table-row>
        <table:table-row>
          <table:table-cell table:style-name="Table31.A2" office:value-type="string">
            <text:p text:style-name="Table_20_Contents">404 Not Found</text:p>
          </table:table-cell>
          <table:table-cell table:style-name="Table31.B2" office:value-type="string">
            <text:p text:style-name="Table_20_Contents">Unable to locate a net<text:span text:style-name="T1">work object because of incorrect tenant-id or network-id.</text:span></text:p>
          </table:table-cell>
        </table:table-row>
        <table:table-row>
          <table:table-cell table:style-name="Table31.A2" office:value-type="string">
            <text:p text:style-name="Table_20_Contents">500 Int<text:span text:style-name="T1">ernal Server Error</text:span></text:p>
          </table:table-cell>
          <table:table-cell table:style-name="Table31.B2" office:value-type="string">
            <text:p text:style-name="Table_20_Contents">A pro<text:span text:style-name="T1">cessing error resulting in failure to locate a network object.</text:span></text:p>
          </table:table-cell>
        </table:table-row>
      </table:table>
      <text:p text:style-name="P10"/>
      <text:h text:style-name="P47" text:outline-level="2">Delete a network </text:h>
      <text:p text:style-name="P10">It is an operation to delete a network resource in its entirety. The delete operation specifies a precondition to match in order for the operation to be carried out. This does not mean that the operation would succeed other errors may prevent and cause the delete operation to fail. </text:p>
      <text:p text:style-name="P10">The following HTTP DELETE deletes a network object at the specified URI. Any dependent entities visible to this network object (ports, attachments) would also be deleted.</text:p>
      <text:p text:style-name="P14">DELETE /tenants/&lt;tenant-id&gt;/networks/&lt;net-id&gt;</text:p>
      <text:p text:style-name="P10">Where:</text:p>
      <text:list xml:id="list1525425753" text:continue-list="list2161725980" text:style-name="L3">
        <text:list-item>
          <text:p text:style-name="P39">&lt;tenant-id&gt; – reference to tenant target object.</text:p>
        </text:list-item>
      </text:list>
      <text:list xml:id="list216654988" text:style-name="L4">
        <text:list-item>
          <text:p text:style-name="P42">&lt;net-id&gt; the name of a network object to be deleted (for example net-2).</text:p>
        </text:list-item>
      </text:list>
      <text:h text:style-name="Heading_20_3" text:outline-level="3">Response status</text:h>
      <text:p text:style-name="P10">The HTTP status codes returned from deleting a network object are shown in Table 17.</text:p>
      <text:p text:style-name="Table_20_Heading">Table 17 HTTP status codes – Delete a network object.</text:p>
      <table:table table:name="Table1" table:style-name="Table1">
        <table:table-column table:style-name="Table1.A"/>
        <table:table-column table:style-name="Table1.B"/>
        <table:table-row>
          <table:table-cell table:style-name="Table1.A1" office:value-type="string">
            <text:p text:style-name="P1">HTTP Status</text:p>
          </table:table-cell>
          <table:table-cell table:style-name="Table1.B1" office:value-type="string">
            <text:p text:style-name="P1">Des<text:span text:style-name="T1">cription</text:span></text:p>
          </table:table-cell>
        </table:table-row>
        <table:table-row>
          <table:table-cell table:style-name="Table1.A2" office:value-type="string">
            <text:p text:style-name="Table_20_Contents">202 Acc<text:span text:style-name="T1">epted</text:span></text:p>
          </table:table-cell>
          <table:table-cell table:style-name="Table1.B2" office:value-type="string">
            <text:p text:style-name="P10">A network object successfully deleted.</text:p>
          </table:table-cell>
        </table:table-row>
        <table:table-row>
          <table:table-cell table:style-name="Table1.A2" office:value-type="string">
            <text:p text:style-name="Table_20_Contents">404 Not Found</text:p>
          </table:table-cell>
          <table:table-cell table:style-name="Table1.B2" office:value-type="string">
            <text:p text:style-name="Text_20_body">A network object already deleted or is not found. </text:p>
          </table:table-cell>
        </table:table-row>
        <table:table-row>
          <table:table-cell table:style-name="Table1.A2" office:value-type="string">
            <text:p text:style-name="Table_20_Contents">500 Internal Server Error</text:p>
          </table:table-cell>
          <table:table-cell table:style-name="Table1.B2" office:value-type="string">
            <text:p text:style-name="Text_20_body">A processing error while deleting the net<text:span text:style-name="T1">work object.</text:span></text:p>
          </table:table-cell>
        </table:table-row>
      </table:table>
      <text:p text:style-name="P10"/>
      <text:p text:style-name="Standard"/>
      <text:h text:style-name="P49" text:outline-level="2">Modify a network object</text:h>
      <text:p text:style-name="P10">Ability to modify an existing network object. A successful PUT operation would modify the network object modifiable properties and leave the other properties unchanged. If the targeting PUT network representation and the actual saved representation do not differ the object is left intact. A modification to a network object should not disturb the preservation order of other objects. A client user must query again to display the updated results.</text:p>
      <text:p text:style-name="P10">Example: PUT to the network object URI to alter its description.</text:p>
      <text:p text:style-name="Preformatted_20_Text">PUT /tenants/&lt;tenant-id&gt;/networks/net-1 HTTP/1.1</text:p>
      <text:p text:style-name="Preformatted_20_Text">Content-type: application/json</text:p>
      <text:p text:style-name="Preformatted_20_Text">{“description”:”another dep<text:span text:style-name="T1">artment”}</text:span></text:p>
      <text:p text:style-name="Standard"/>
      <text:p text:style-name="Standard">The following shows the server's response.</text:p>
      <text:p text:style-name="Preformatted_20_Text"/>
      <text:p text:style-name="Preformatted_20_Text">HTTP/1.1 202 Acc<text:span text:style-name="T1">epted</text:span></text:p>
      <text:p text:style-name="Preformatted_20_Text">Content-Type: text/plain; charset=ISO-8859-1</text:p>
      <text:p text:style-name="Preformatted_20_Text"/>
      <text:h text:style-name="Heading_20_3" text:outline-level="3">Response status</text:h>
      <text:p text:style-name="P10">The HTTP status codes returned from modifying a network object are shown in Table 18.</text:p>
      <text:p text:style-name="P16">Table 18 HTTP status codes – Modifying a network object</text:p>
      <table:table table:name="Table2" table:style-name="Table2">
        <table:table-column table:style-name="Table2.A"/>
        <table:table-column table:style-name="Table2.B"/>
        <table:table-row>
          <table:table-cell table:style-name="Table2.A1" office:value-type="string">
            <text:p text:style-name="P1">HTTP Status</text:p>
          </table:table-cell>
          <table:table-cell table:style-name="Table2.B1" office:value-type="string">
            <text:p text:style-name="P1">Des<text:span text:style-name="T1">cription</text:span></text:p>
          </table:table-cell>
        </table:table-row>
        <table:table-row>
          <table:table-cell table:style-name="Table2.A2" office:value-type="string">
            <text:p text:style-name="Table_20_Contents">202 Acc<text:span text:style-name="T1">epted</text:span></text:p>
          </table:table-cell>
          <table:table-cell table:style-name="Table2.B2" office:value-type="string">
            <text:p text:style-name="P10">A network object is modified.</text:p>
          </table:table-cell>
        </table:table-row>
        <table:table-row>
          <table:table-cell table:style-name="Table2.A2" office:value-type="string">
            <text:p text:style-name="Table_20_Contents">404 Not Found</text:p>
          </table:table-cell>
          <table:table-cell table:style-name="Table2.B2" office:value-type="string">
            <text:p text:style-name="Text_20_body">An att<text:span text:style-name="T1">empt is made to modify a </text:span>non<text:span text:style-name="T1">-existing network object.</text:span></text:p>
          </table:table-cell>
        </table:table-row>
        <table:table-row>
          <table:table-cell table:style-name="Table2.A2" office:value-type="string">
            <text:p text:style-name="Table_20_Contents">422 Unprocessable Entity</text:p>
          </table:table-cell>
          <table:table-cell table:style-name="Table2.B2" office:value-type="string">
            <text:p text:style-name="Text_20_body">Failed to parse the modification parameters.</text:p>
          </table:table-cell>
        </table:table-row>
        <table:table-row>
          <table:table-cell table:style-name="Table2.A2" office:value-type="string">
            <text:p text:style-name="Table_20_Contents">500 Int<text:span text:style-name="T1">ernal Server Error</text:span></text:p>
          </table:table-cell>
          <table:table-cell table:style-name="Table2.B2" office:value-type="string">
            <text:p text:style-name="Text_20_body">A processing error resulting in failure to update the net<text:span text:style-name="T1">work object.</text:span></text:p>
          </table:table-cell>
        </table:table-row>
      </table:table>
      <text:p text:style-name="P6"/>
      <text:h text:style-name="P44" text:outline-level="1">Port</text:h>
      <text:p text:style-name="P10"/>
      <text:p text:style-name="P11">A port object describes a set of properties a virtual resource must have in order to connect to the network entity. This membership declaration allows frames from the virtual resource to be propagated among other registered resources within the network. Physically a port object could be any OpenFlow aware switch hooked up to this network (slice). The payload on the port consists of Ethernet frames, with or without VLAN headers. There is no restriction on the number of ports to be added to a network.</text:p>
      <text:p text:style-name="P11">A ports URI allows access to specific port objects by referencing its id. A client user can create inquire about the configuration or delete port object instances.</text:p>
      <text:p text:style-name="P10"/>
      <text:h text:style-name="P49" text:outline-level="2">Create a port object</text:h>
      <text:p text:style-name="P10">Create a port by defining a number of key/values attributes. The created port should be accessible <text:s text:c="2"/>either by the ports container or by its unique id.</text:p>
      <text:p text:style-name="P10">Example:The following HTTP POST creates a port object at the specified URI.</text:p>
      <text:p text:style-name="Preformatted_20_Text">POST /tenants/&lt;tenant-id&gt;/networks/net-1/ports HTTP/1.1</text:p>
      <text:p text:style-name="Preformatted_20_Text">Content-type: application/json</text:p>
      <text:p text:style-name="Preformatted_20_Text">{</text:p>
      <text:p text:style-name="P12">"id":"port-1",</text:p>
      <text:p text:style-name="P12">"datapath_id":"1234",</text:p>
      <text:p text:style-name="P12">"port":1,</text:p>
      <text:p text:style-name="P12">"vid":1024</text:p>
      <text:p text:style-name="P21">}</text:p>
      <text:p text:style-name="Preformatted_20_Text"/>
      <text:p text:style-name="P10">The POST request contains the following name/value pairs.</text:p>
      <text:p text:style-name="Table_20_Heading">Table 19 Request message body – Create a port object</text:p>
      <table:table table:name="Table7" table:style-name="Table7">
        <table:table-column table:style-name="Table7.A" table:number-columns-repeated="3"/>
        <table:table-column table:style-name="Table7.D"/>
        <table:table-row>
          <table:table-cell table:style-name="Table7.A1" office:value-type="string">
            <text:p text:style-name="P1">Field name</text:p>
          </table:table-cell>
          <table:table-cell table:style-name="Table7.A1" office:value-type="string">
            <text:p text:style-name="P1">Type</text:p>
          </table:table-cell>
          <table:table-cell table:style-name="Table7.A1" office:value-type="string">
            <text:p text:style-name="P1">Des<text:span text:style-name="T1">cription</text:span></text:p>
          </table:table-cell>
          <table:table-cell table:style-name="Table7.D1" office:value-type="string">
            <text:p text:style-name="P1">Req<text:span text:style-name="T1">uirement</text:span></text:p>
          </table:table-cell>
        </table:table-row>
        <table:table-row>
          <table:table-cell table:style-name="Table7.A2" office:value-type="string">
            <text:p text:style-name="Table_20_Contents">id</text:p>
          </table:table-cell>
          <table:table-cell table:style-name="Table7.A2" office:value-type="string">
            <text:p text:style-name="Table_20_Contents">JSON String</text:p>
          </table:table-cell>
          <table:table-cell table:style-name="Table7.A2" office:value-type="string">
            <text:p text:style-name="P4">Any textual description as long as it is unique within the scope of this network object instance. If the request doesn't include the id the server creates and returns one in response. Although optional client users may prefer to set this to create a more human-readable identifier.</text:p>
          </table:table-cell>
          <table:table-cell table:style-name="Table7.D2" office:value-type="string">
            <text:p text:style-name="Table_20_Contents">Optional</text:p>
          </table:table-cell>
        </table:table-row>
        <table:table-row>
          <table:table-cell table:style-name="Table7.A2" office:value-type="string">
            <text:p text:style-name="Table_20_Contents">datapath_id</text:p>
          </table:table-cell>
          <table:table-cell table:style-name="Table7.A2" office:value-type="string">
            <text:p text:style-name="Table_20_Contents">JSON String</text:p>
          </table:table-cell>
          <table:table-cell table:style-name="Table7.A2" office:value-type="string">
            <text:p text:style-name="P4">Specifies a segment of an absolute path to any Openflow aware virtual switch.</text:p>
          </table:table-cell>
          <table:table-cell table:style-name="Table7.D2" office:value-type="string">
            <text:p text:style-name="Table_20_Contents">Man<text:span text:style-name="T1">datory</text:span></text:p>
          </table:table-cell>
        </table:table-row>
        <table:table-row>
          <table:table-cell table:style-name="Table7.A2" office:value-type="string">
            <text:p text:style-name="Table_20_Contents">port</text:p>
          </table:table-cell>
          <table:table-cell table:style-name="Table7.A2" office:value-type="string">
            <text:p text:style-name="Table_20_Contents">JSON Number</text:p>
          </table:table-cell>
          <table:table-cell table:style-name="Table7.A2" office:value-type="string">
            <text:p text:style-name="P4">Specifies the physical port number that any Openflow aware virtual switch attached and frames are received.</text:p>
          </table:table-cell>
          <table:table-cell table:style-name="Table7.D2" office:value-type="string">
            <text:p text:style-name="Table_20_Contents">Man<text:span text:style-name="T1">datory</text:span></text:p>
          </table:table-cell>
        </table:table-row>
        <table:table-row>
          <table:table-cell table:style-name="Table7.A2" office:value-type="string">
            <text:p text:style-name="Table_20_Contents">vid</text:p>
          </table:table-cell>
          <table:table-cell table:style-name="Table7.A2" office:value-type="string">
            <text:p text:style-name="Table_20_Contents">JSON:Number</text:p>
          </table:table-cell>
          <table:table-cell table:style-name="Table7.A2" office:value-type="string">
            <text:p text:style-name="Table_20_Contents">Assign<text:span text:style-name="T1"> a VLAN identifier to a port. Set this value to 65535 to skip VLAN setting. The VLAN tags let you logically separate traffic on a port into multiple channels.</text:span></text:p>
          </table:table-cell>
          <table:table-cell table:style-name="Table7.D2" office:value-type="string">
            <text:p text:style-name="Table_20_Contents">Man<text:span text:style-name="T1">datory</text:span></text:p>
          </table:table-cell>
        </table:table-row>
      </table:table>
      <text:p text:style-name="P10"/>
      <text:p text:style-name="P10">On successful creation the following HTTP response is returned.</text:p>
      <text:p text:style-name="Preformatted_20_Text"><text:soft-page-break/>HTTP/1.1 202 Accepted</text:p>
      <text:p text:style-name="Preformatted_20_Text">Content-Type: text/plain; charset=ISO-8859-1</text:p>
      <text:p text:style-name="Preformatted_20_Text"/>
      <text:h text:style-name="Heading_20_3" text:outline-level="3">Res<text:span text:style-name="T1">ponse status</text:span></text:h>
      <text:p text:style-name="P6">The HTTP status codes that returned when creating a port object are described in Table 20.</text:p>
      <text:p text:style-name="Table_20_Heading">Table 20 HTPP Status – Create a port object</text:p>
      <table:table table:name="Table3" table:style-name="Table3">
        <table:table-column table:style-name="Table3.A"/>
        <table:table-column table:style-name="Table3.B"/>
        <table:table-row>
          <table:table-cell table:style-name="Table3.A1" office:value-type="string">
            <text:p text:style-name="P7">HTTP Status</text:p>
          </table:table-cell>
          <table:table-cell table:style-name="Table3.B1" office:value-type="string">
            <text:p text:style-name="P7">Des<text:span text:style-name="T1">cription</text:span></text:p>
          </table:table-cell>
        </table:table-row>
        <table:table-row>
          <table:table-cell table:style-name="Table3.A2" office:value-type="string">
            <text:p text:style-name="Table_20_Contents">202 Acce<text:span text:style-name="T1">pted</text:span></text:p>
          </table:table-cell>
          <table:table-cell table:style-name="Table3.B2" office:value-type="string">
            <text:p text:style-name="Table_20_Contents">The referenced port object successfully added.</text:p>
          </table:table-cell>
        </table:table-row>
        <table:table-row>
          <table:table-cell table:style-name="Table3.A2" office:value-type="string">
            <text:p text:style-name="Table_20_Contents">422 Unprocessable Entity</text:p>
          </table:table-cell>
          <table:table-cell table:style-name="Table3.B2" office:value-type="string">
            <text:p text:style-name="Table_20_Contents">Att<text:span text:style-name="T1">empt to create an existing port object.</text:span></text:p>
          </table:table-cell>
        </table:table-row>
        <table:table-row>
          <table:table-cell table:style-name="Table3.A2" office:value-type="string">
            <text:p text:style-name="Table_20_Contents">404 Not Found</text:p>
          </table:table-cell>
          <table:table-cell table:style-name="Table3.B2" office:value-type="string">
            <text:p text:style-name="Table_20_Contents">Ref<text:span text:style-name="T1">erence to non-existing network object is found.</text:span></text:p>
          </table:table-cell>
        </table:table-row>
        <table:table-row>
          <table:table-cell table:style-name="Table3.A2" office:value-type="string">
            <text:p text:style-name="Table_20_Contents">500 Internal Server Error</text:p>
          </table:table-cell>
          <table:table-cell table:style-name="Table3.B2" office:value-type="string">
            <text:p text:style-name="Table_20_Contents">A processing error while adding a port object. A common cause of this error is when the parameter list not complete.</text:p>
          </table:table-cell>
        </table:table-row>
      </table:table>
      <text:p text:style-name="P10"/>
      <text:h text:style-name="Heading_20_2" text:outline-level="2">List multiple port objects</text:h>
      <text:p text:style-name="P10">It is a query to return all port objects belonging to a specific network. The following HTTP GET <text:s/>lists one or more port objects at the specified URI. If the request results in no data being found an empty response is returned (an empty array with no values).</text:p>
      <text:p text:style-name="P10">To find out what ports are available for a network.</text:p>
      <text:p text:style-name="P10">Example: Perform a GET to the port container at the network's URI.</text:p>
      <text:p text:style-name="P24">GET tenant/&lt;tenant-id&gt;/networks/net-1/ports HTTP/1.1</text:p>
      <text:p text:style-name="P24">Accept: */*</text:p>
      <text:p text:style-name="P24"/>
      <text:p text:style-name="P6">The following shows the server's response.</text:p>
      <text:p text:style-name="P24"/>
      <text:p text:style-name="P24">HTTP/1.1 200 OK</text:p>
      <text:p text:style-name="P24">Content-Type: application/json</text:p>
      <text:p text:style-name="P24">[</text:p>
      <text:p text:style-name="P13">{</text:p>
      <text:p text:style-name="P26">"vid":1024,</text:p>
      <text:p text:style-name="P26">"datapath_id":"1234",</text:p>
      <text:p text:style-name="P26">"id":"port-1","port":1</text:p>
      <text:p text:style-name="P13">}</text:p>
      <text:p text:style-name="P22">]</text:p>
      <text:h text:style-name="Heading_20_3" text:outline-level="3">Response headers</text:h>
      <text:p text:style-name="P10">The following response headers expected as shown in Table 21.</text:p>
      <text:p text:style-name="P16">Table 21 Response headers – List multiple port objects</text:p>
      <table:table table:name="Table8" table:style-name="Table8">
        <table:table-column table:style-name="Table8.A" table:number-columns-repeated="2"/>
        <table:table-column table:style-name="Table8.C"/>
        <table:table-row>
          <table:table-cell table:style-name="Table8.A1" office:value-type="string">
            <text:p text:style-name="P1">Header</text:p>
          </table:table-cell>
          <table:table-cell table:style-name="Table8.A1" office:value-type="string">
            <text:p text:style-name="P3">Type</text:p>
          </table:table-cell>
          <table:table-cell table:style-name="Table8.C1" office:value-type="string">
            <text:p text:style-name="P1">Req<text:span text:style-name="T1">uirement</text:span></text:p>
          </table:table-cell>
        </table:table-row>
        <table:table-row>
          <table:table-cell table:style-name="Table8.A2" office:value-type="string">
            <text:p text:style-name="Table_20_Contents">Con<text:span text:style-name="T1">tent-Type</text:span></text:p>
          </table:table-cell>
          <table:table-cell table:style-name="Table8.A2" office:value-type="string">
            <text:p text:style-name="Table_20_Contents">app<text:span text:style-name="T1">lication/json</text:span></text:p>
          </table:table-cell>
          <table:table-cell table:style-name="Table8.C2" office:value-type="string">
            <text:p text:style-name="Table_20_Contents">If pre<text:span text:style-name="T1">sent a JSON array of zero one or more JSON port objects.</text:span></text:p>
          </table:table-cell>
        </table:table-row>
        <table:table-row>
          <table:table-cell table:style-name="Table8.A2" office:value-type="string">
            <text:p text:style-name="Table_20_Contents">Con<text:span text:style-name="T1">tent-Type</text:span></text:p>
          </table:table-cell>
          <table:table-cell table:style-name="Table8.A2" office:value-type="string">
            <text:p text:style-name="Table_20_Contents">text/plain</text:p>
          </table:table-cell>
          <table:table-cell table:style-name="Table8.C2" office:value-type="string">
            <text:p text:style-name="Table_20_Contents">If pre<text:span text:style-name="T1">sent an implementation specific error message.</text:span></text:p>
          </table:table-cell>
        </table:table-row>
      </table:table>
      <text:p text:style-name="P10"/>
      <text:h text:style-name="Heading_20_3" text:outline-level="3"><text:soft-page-break/>Response message body</text:h>
      <text:p text:style-name="P10">The response message body for enumerating multiple port objects of a JSON port object is shown in Table 18.</text:p>
      <text:p text:style-name="P16">Table 22 Response message body – List multiple port objects</text:p>
      <table:table table:name="Table9" table:style-name="Table9">
        <table:table-column table:style-name="Table9.A" table:number-columns-repeated="3"/>
        <table:table-column table:style-name="Table9.D"/>
        <table:table-row>
          <table:table-cell table:style-name="Table9.A1" office:value-type="string">
            <text:p text:style-name="P1">Field name</text:p>
          </table:table-cell>
          <table:table-cell table:style-name="Table9.A1" office:value-type="string">
            <text:p text:style-name="P1">Type</text:p>
          </table:table-cell>
          <table:table-cell table:style-name="Table9.A1" office:value-type="string">
            <text:p text:style-name="P1">Des<text:span text:style-name="T1">cription</text:span></text:p>
          </table:table-cell>
          <table:table-cell table:style-name="Table9.D1" office:value-type="string">
            <text:p text:style-name="P1">Req<text:span text:style-name="T1">uirement</text:span></text:p>
          </table:table-cell>
        </table:table-row>
        <table:table-row>
          <table:table-cell table:style-name="Table9.A2" office:value-type="string">
            <text:p text:style-name="Table_20_Contents">vid</text:p>
          </table:table-cell>
          <table:table-cell table:style-name="Table9.A2" office:value-type="string">
            <text:p text:style-name="Table_20_Contents">JSON Number</text:p>
          </table:table-cell>
          <table:table-cell table:style-name="Table9.A2" office:value-type="string">
            <text:p text:style-name="Table_20_Contents">The VLAN id att<text:span text:style-name="T1">ached to a port.</text:span></text:p>
          </table:table-cell>
          <table:table-cell table:style-name="Table9.D2" office:value-type="string">
            <text:p text:style-name="Table_20_Contents">Man<text:span text:style-name="T1">datory</text:span></text:p>
          </table:table-cell>
        </table:table-row>
        <table:table-row>
          <table:table-cell table:style-name="Table9.A2" office:value-type="string">
            <text:p text:style-name="Table_20_Contents">datapath_id</text:p>
          </table:table-cell>
          <table:table-cell table:style-name="Table9.A2" office:value-type="string">
            <text:p text:style-name="Table_20_Contents">JSON String</text:p>
          </table:table-cell>
          <table:table-cell table:style-name="Table9.A2" office:value-type="string">
            <text:p text:style-name="Table_20_Contents">A unique identifier of a virtual switch<text:span text:style-name="T1">.</text:span></text:p>
          </table:table-cell>
          <table:table-cell table:style-name="Table9.D2" office:value-type="string">
            <text:p text:style-name="Table_20_Contents">Man<text:span text:style-name="T1">datory</text:span></text:p>
          </table:table-cell>
        </table:table-row>
        <table:table-row>
          <table:table-cell table:style-name="Table9.A2" office:value-type="string">
            <text:p text:style-name="Table_20_Contents">id</text:p>
          </table:table-cell>
          <table:table-cell table:style-name="Table9.A2" office:value-type="string">
            <text:p text:style-name="Table_20_Contents">JSON String</text:p>
          </table:table-cell>
          <table:table-cell table:style-name="Table9.A2" office:value-type="string">
            <text:p text:style-name="Table_20_Contents">A name this port is known as.</text:p>
          </table:table-cell>
          <table:table-cell table:style-name="Table9.D2" office:value-type="string">
            <text:p text:style-name="Table_20_Contents">Man<text:span text:style-name="T1">datory</text:span></text:p>
          </table:table-cell>
        </table:table-row>
        <table:table-row>
          <table:table-cell table:style-name="Table9.A2" office:value-type="string">
            <text:p text:style-name="Table_20_Contents">port</text:p>
          </table:table-cell>
          <table:table-cell table:style-name="Table9.A2" office:value-type="string">
            <text:p text:style-name="Table_20_Contents">JSON Number</text:p>
          </table:table-cell>
          <table:table-cell table:style-name="Table9.A2" office:value-type="string">
            <text:p text:style-name="Table_20_Contents">An ind<text:span text:style-name="T1">ex into a list of physical ports.</text:span></text:p>
          </table:table-cell>
          <table:table-cell table:style-name="Table9.D2" office:value-type="string">
            <text:p text:style-name="Table_20_Contents">Man<text:span text:style-name="T1">datory</text:span></text:p>
          </table:table-cell>
        </table:table-row>
      </table:table>
      <text:p text:style-name="P10"/>
      <text:h text:style-name="Heading_20_3" text:outline-level="3">Res<text:span text:style-name="T1">ponse status</text:span></text:h>
      <text:p text:style-name="P10">The HTTP status codes returned from listing port objects shown in table 23.</text:p>
      <text:p text:style-name="P10"/>
      <text:p text:style-name="P16">Table 23 – HTTP status codes – List multiple port objects</text:p>
      <table:table table:name="Table32" table:style-name="Table32">
        <table:table-column table:style-name="Table32.A"/>
        <table:table-column table:style-name="Table32.B"/>
        <table:table-row>
          <table:table-cell table:style-name="Table32.A1" office:value-type="string">
            <text:p text:style-name="P1">HTTP Status</text:p>
          </table:table-cell>
          <table:table-cell table:style-name="Table32.B1" office:value-type="string">
            <text:p text:style-name="P1">Des<text:span text:style-name="T1">cription</text:span></text:p>
          </table:table-cell>
        </table:table-row>
        <table:table-row>
          <table:table-cell table:style-name="Table32.A2" office:value-type="string">
            <text:p text:style-name="Table_20_Contents">200 Suc<text:span text:style-name="T1">ceeded</text:span></text:p>
          </table:table-cell>
          <table:table-cell table:style-name="Table32.B2" office:value-type="string">
            <text:p text:style-name="Table_20_Contents">One or more port object ret<text:span text:style-name="T1">urned.</text:span></text:p>
          </table:table-cell>
        </table:table-row>
        <table:table-row>
          <table:table-cell table:style-name="Table32.A2" office:value-type="string">
            <text:p text:style-name="Table_20_Contents">404 Not Found</text:p>
          </table:table-cell>
          <table:table-cell table:style-name="Table32.B2" office:value-type="string">
            <text:p text:style-name="Table_20_Contents">Unable to locate one or more port object using the specified tenant-id or net<text:span text:style-name="T1">work-id.</text:span></text:p>
          </table:table-cell>
        </table:table-row>
        <table:table-row>
          <table:table-cell table:style-name="Table32.A2" office:value-type="string">
            <text:p text:style-name="Table_20_Contents">500 Int<text:span text:style-name="T1">ernal Server Error</text:span></text:p>
          </table:table-cell>
          <table:table-cell table:style-name="Table32.B2" office:value-type="string">
            <text:p text:style-name="Table_20_Contents">A pro<text:span text:style-name="T1">cessing error while retrieving one or more port objects.</text:span></text:p>
          </table:table-cell>
        </table:table-row>
      </table:table>
      <text:p text:style-name="P10"/>
      <text:h text:style-name="Heading_20_2" text:outline-level="2">List a port object</text:h>
      <text:p text:style-name="P10">The following HTTP GET reads the attributes of an existing port object at the specified URL.</text:p>
      <text:p text:style-name="P10">Example: Perform a GET to the port object URI.</text:p>
      <text:p text:style-name="P24">GET /tenants/&lt;tenant-id&gt;/networks/net-1/ports/&lt;port-id&gt; HTTP/1.1</text:p>
      <text:p text:style-name="P24">Accept: */*</text:p>
      <text:p text:style-name="P24"/>
      <text:p text:style-name="P6">Where:</text:p>
      <text:list xml:id="list422370836" text:style-name="L5">
        <text:list-item>
          <text:p text:style-name="P32">&lt;port-id&gt; is the unique port identifier (example port-1).</text:p>
        </text:list-item>
      </text:list>
      <text:p text:style-name="P6"/>
      <text:p text:style-name="P6">The following shows the server's response.</text:p>
      <text:p text:style-name="P6"/>
      <text:p text:style-name="P24">HTTP/1.1 200 OK</text:p>
      <text:p text:style-name="P24">Content-Type: application/json</text:p>
      <text:p text:style-name="P24">{</text:p>
      <text:p text:style-name="P13">"config":{"vid":1024,"datapath_id":"1234","port":1}</text:p>
      <text:p text:style-name="P22">}</text:p>
      <text:p text:style-name="P24"/>
      <text:h text:style-name="Heading_20_3" text:outline-level="3"><text:soft-page-break/>Response headers</text:h>
      <text:p text:style-name="Text_20_body">The following response headers expected as shown in Table 24.</text:p>
      <text:p text:style-name="Table_20_Heading">Table 24 Response headers – List a port object</text:p>
      <table:table table:name="Table16" table:style-name="Table16">
        <table:table-column table:style-name="Table16.A" table:number-columns-repeated="3"/>
        <table:table-row>
          <table:table-cell table:style-name="Table16.A1" office:value-type="string">
            <text:p text:style-name="Table_20_Contents">Header</text:p>
          </table:table-cell>
          <table:table-cell table:style-name="Table16.A1" office:value-type="string">
            <text:p text:style-name="Table_20_Contents">Type</text:p>
          </table:table-cell>
          <table:table-cell table:style-name="Table16.C1" office:value-type="string">
            <text:p text:style-name="Table_20_Contents">Req<text:span text:style-name="T1">uirement</text:span></text:p>
          </table:table-cell>
        </table:table-row>
        <table:table-row>
          <table:table-cell table:style-name="Table16.A2" office:value-type="string">
            <text:p text:style-name="Table_20_Contents">Con<text:span text:style-name="T1">tent-Type</text:span></text:p>
          </table:table-cell>
          <table:table-cell table:style-name="Table16.A2" office:value-type="string">
            <text:p text:style-name="Table_20_Contents">app<text:span text:style-name="T1">lication/json</text:span></text:p>
          </table:table-cell>
          <table:table-cell table:style-name="Table16.C2" office:value-type="string">
            <text:p text:style-name="Table_20_Contents">If pre<text:span text:style-name="T1">sent a JSON port object.</text:span></text:p>
          </table:table-cell>
        </table:table-row>
        <table:table-row>
          <table:table-cell table:style-name="Table16.A2" office:value-type="string">
            <text:p text:style-name="Table_20_Contents">Con<text:span text:style-name="T1">tent-Type</text:span></text:p>
          </table:table-cell>
          <table:table-cell table:style-name="Table16.A2" office:value-type="string">
            <text:p text:style-name="Table_20_Contents">text/plain</text:p>
          </table:table-cell>
          <table:table-cell table:style-name="Table16.C2" office:value-type="string">
            <text:p text:style-name="Table_20_Contents">If pre<text:span text:style-name="T1">sent an implementation specific error message.</text:span></text:p>
          </table:table-cell>
        </table:table-row>
      </table:table>
      <text:p text:style-name="Text_20_body"/>
      <text:h text:style-name="Heading_20_3" text:outline-level="3">Response status</text:h>
      <text:p text:style-name="Text_20_body">The HTTP status codes returned when querying a port object are shown in Table 25</text:p>
      <text:p text:style-name="Table_20_Heading">Table 25 HTTP Status – List a port object.</text:p>
      <table:table table:name="Table17" table:style-name="Table17">
        <table:table-column table:style-name="Table17.A"/>
        <table:table-column table:style-name="Table17.B"/>
        <table:table-row>
          <table:table-cell table:style-name="Table17.A1" office:value-type="string">
            <text:p text:style-name="Table_20_Contents">HTTP Status</text:p>
          </table:table-cell>
          <table:table-cell table:style-name="Table17.B1" office:value-type="string">
            <text:p text:style-name="Table_20_Contents">Des<text:span text:style-name="T1">cription</text:span></text:p>
          </table:table-cell>
        </table:table-row>
        <table:table-row>
          <table:table-cell table:style-name="Table17.A2" office:value-type="string">
            <text:p text:style-name="Table_20_Contents">200 OK</text:p>
          </table:table-cell>
          <table:table-cell table:style-name="Table17.B2" office:value-type="string">
            <text:p text:style-name="Table_20_Contents">A port object suc<text:span text:style-name="T1">cessfully located.</text:span></text:p>
          </table:table-cell>
        </table:table-row>
        <table:table-row>
          <table:table-cell table:style-name="Table17.A2" office:value-type="string">
            <text:p text:style-name="Table_20_Contents">404 Not Found</text:p>
          </table:table-cell>
          <table:table-cell table:style-name="Table17.B2" office:value-type="string">
            <text:p text:style-name="P4">A port object was not found at the specified URI.</text:p>
          </table:table-cell>
        </table:table-row>
        <table:table-row>
          <table:table-cell table:style-name="Table17.A2" office:value-type="string">
            <text:p text:style-name="Table_20_Contents">500 Int<text:span text:style-name="T1">ernal Server Error</text:span></text:p>
          </table:table-cell>
          <table:table-cell table:style-name="Table17.B2" office:value-type="string">
            <text:p text:style-name="Table_20_Contents">A pro<text:span text:style-name="T1">cessing error while querying a port object.</text:span></text:p>
          </table:table-cell>
        </table:table-row>
      </table:table>
      <text:p text:style-name="Text_20_body"/>
      <text:h text:style-name="Heading_20_3" text:outline-level="3">Response message body</text:h>
      <text:p text:style-name="P6">The response message body for listing a particular port object is shown in Table 26.</text:p>
      <text:p text:style-name="P16">Table 26 Response message body – List a port object.</text:p>
      <table:table table:name="Table10" table:style-name="Table10">
        <table:table-column table:style-name="Table10.A" table:number-columns-repeated="3"/>
        <table:table-column table:style-name="Table10.D"/>
        <table:table-row>
          <table:table-cell table:style-name="Table10.A1" office:value-type="string">
            <text:p text:style-name="P1">Field name</text:p>
          </table:table-cell>
          <table:table-cell table:style-name="Table10.A1" office:value-type="string">
            <text:p text:style-name="P1">Type</text:p>
          </table:table-cell>
          <table:table-cell table:style-name="Table10.A1" office:value-type="string">
            <text:p text:style-name="P1">Des<text:span text:style-name="T1">cription</text:span></text:p>
          </table:table-cell>
          <table:table-cell table:style-name="Table10.D1" office:value-type="string">
            <text:p text:style-name="P1">Req<text:span text:style-name="T1">uirement</text:span></text:p>
          </table:table-cell>
        </table:table-row>
        <table:table-row>
          <table:table-cell table:style-name="Table10.A2" office:value-type="string">
            <text:p text:style-name="Table_20_Contents">con<text:span text:style-name="T1">fig</text:span></text:p>
          </table:table-cell>
          <table:table-cell table:style-name="Table10.A2" office:value-type="string">
            <text:p text:style-name="Table_20_Contents">JSON object</text:p>
          </table:table-cell>
          <table:table-cell table:style-name="Table10.A2" office:value-type="string">
            <text:p text:style-name="Table_20_Contents">An object encapsulating <text:span text:style-name="T1">the port instance with the following attributes:</text:span></text:p>
            <text:list xml:id="list1305543496" text:style-name="L6">
              <text:list-item>
                <text:p text:style-name="P51">vid</text:p>
              </text:list-item>
              <text:list-item>
                <text:p text:style-name="P51">datapath_id</text:p>
              </text:list-item>
              <text:list-item>
                <text:p text:style-name="P51">port</text:p>
              </text:list-item>
            </text:list>
          </table:table-cell>
          <table:table-cell table:style-name="Table10.D2" office:value-type="string">
            <text:p text:style-name="Table_20_Contents">Man<text:span text:style-name="T1">datory</text:span></text:p>
          </table:table-cell>
        </table:table-row>
      </table:table>
      <text:p text:style-name="P6"/>
      <text:h text:style-name="P48" text:outline-level="2">Delete a port object</text:h>
      <text:p text:style-name="P6">The following HTTP DELETE deletes an existing port object at the specified URI.</text:p>
      <text:p text:style-name="P15">DELETE /tenants/&lt;tenant-id&gt;/networks/&lt;net-id&gt;/ports/&lt;port-id&gt;</text:p>
      <text:p text:style-name="P6">Where:</text:p>
      <text:list xml:id="list1378441287" text:style-name="L7">
        <text:list-item>
          <text:p text:style-name="P33">&lt;net-id&gt; the network id which identifies a network object instance.</text:p>
        </text:list-item>
        <text:list-item>
          <text:p text:style-name="P33"><text:s/>&lt;port-id&gt; the port id which identifies a port object instance.</text:p>
        </text:list-item>
      </text:list>
      <text:p text:style-name="P6"/>
      <text:p text:style-name="P6">Example: Perform a DELETE to the port object URI.</text:p>
      <text:p text:style-name="P6"/>
      <text:p text:style-name="Preformatted_20_Text">DELETE /tenants/&lt;tenant-id&gt;/networks/net-1/ports/0000000004d2:0002:0100 HTTP/1.1</text:p>
      <text:p text:style-name="Preformatted_20_Text">Accept: */*</text:p>
      <text:p text:style-name="Preformatted_20_Text"/>
      <text:p text:style-name="Standard">The following shows the server's response.</text:p>
      <text:p text:style-name="Standard"/>
      <text:p text:style-name="Preformatted_20_Text">HTTP/1.1 202 Accepted</text:p>
      <text:p text:style-name="Preformatted_20_Text">Content-Length: 0</text:p>
      <text:p text:style-name="Preformatted_20_Text">Content-Type: text/plain; charset=ISO-8859-1</text:p>
      <text:p text:style-name="Preformatted_20_Text"/>
      <text:p text:style-name="P6">This API does not define any addressing schemes or techniques for batched port delete operations. An attempt to delete all ports should fail with a 405 (Method not Allowed) error.</text:p>
      <text:h text:style-name="Heading_20_3" text:outline-level="3">Response status</text:h>
      <text:p text:style-name="P10">The HTTP status codes that occur when deleting a port object shown in Table 27</text:p>
      <text:p text:style-name="P16">Table 27 Response status – Delete a port object</text:p>
      <table:table table:name="Table11" table:style-name="Table11">
        <table:table-column table:style-name="Table11.A"/>
        <table:table-column table:style-name="Table11.B"/>
        <table:table-row>
          <table:table-cell table:style-name="Table11.A1" office:value-type="string">
            <text:p text:style-name="P1">HTTP Status</text:p>
          </table:table-cell>
          <table:table-cell table:style-name="Table11.B1" office:value-type="string">
            <text:p text:style-name="P1">Des<text:span text:style-name="T1">cription</text:span></text:p>
          </table:table-cell>
        </table:table-row>
        <table:table-row>
          <table:table-cell table:style-name="Table11.A2" office:value-type="string">
            <text:p text:style-name="Table_20_Contents">202 Acc<text:span text:style-name="T1">epted</text:span></text:p>
          </table:table-cell>
          <table:table-cell table:style-name="Table11.B2" office:value-type="string">
            <text:p text:style-name="Table_20_Contents">A port object successfully<text:span text:style-name="T1"> deleted.</text:span></text:p>
          </table:table-cell>
        </table:table-row>
        <table:table-row>
          <table:table-cell table:style-name="Table11.A2" office:value-type="string">
            <text:p text:style-name="Table_20_Contents">404 Not Found</text:p>
          </table:table-cell>
          <table:table-cell table:style-name="Table11.B2" office:value-type="string">
            <text:p text:style-name="Table_20_Contents">A port object is already deleted or not found.</text:p>
          </table:table-cell>
        </table:table-row>
        <table:table-row>
          <table:table-cell table:style-name="Table11.A2" office:value-type="string">
            <text:p text:style-name="Table_20_Contents">500 Int<text:span text:style-name="T1">ernal Server Error</text:span></text:p>
          </table:table-cell>
          <table:table-cell table:style-name="Table11.B2" office:value-type="string">
            <text:p text:style-name="Table_20_Contents">An imp<text:span text:style-name="T1">lementation specific error message if unable to dispose the port object.</text:span></text:p>
          </table:table-cell>
        </table:table-row>
      </table:table>
      <text:p text:style-name="P10"/>
      <text:h text:style-name="Heading_20_2" text:outline-level="2">Create an attachment object to a port object</text:h>
      <text:p text:style-name="P10">To create a new attachment you use a HTTP POST operation. </text:p>
      <text:p text:style-name="P10">Example: The following HTTP POST creates an attachment object at the specified URI.</text:p>
      <text:p text:style-name="Preformatted_20_Text">POST /tenants/&lt;tenant-id&gt;/networks/net-1/ports/port-1/attachments HTTP/1.1</text:p>
      <text:p text:style-name="Preformatted_20_Text">Content-type: application/json</text:p>
      <text:p text:style-name="Preformatted_20_Text">{ </text:p>
      <text:p text:style-name="P12">"id": "attachment-1",</text:p>
      <text:p text:style-name="P12">"mac":"11:22:33:44:55:66"</text:p>
      <text:p text:style-name="P21">}</text:p>
      <text:p text:style-name="P10"/>
      <text:p text:style-name="P10">The POST request contains the following name/value pairs.</text:p>
      <text:p text:style-name="Table_20_Heading">Table 28 Request message body – Create an attachment object</text:p>
      <table:table table:name="Table12" table:style-name="Table12">
        <table:table-column table:style-name="Table12.A" table:number-columns-repeated="3"/>
        <table:table-column table:style-name="Table12.D"/>
        <table:table-row>
          <table:table-cell table:style-name="Table12.A1" office:value-type="string">
            <text:p text:style-name="P1">Field name</text:p>
          </table:table-cell>
          <table:table-cell table:style-name="Table12.A1" office:value-type="string">
            <text:p text:style-name="P1">Type</text:p>
          </table:table-cell>
          <table:table-cell table:style-name="Table12.A1" office:value-type="string">
            <text:p text:style-name="P1">Des<text:span text:style-name="T1">cription</text:span></text:p>
          </table:table-cell>
          <table:table-cell table:style-name="Table12.D1" office:value-type="string">
            <text:p text:style-name="P1">Req<text:span text:style-name="T1">uirement</text:span></text:p>
          </table:table-cell>
        </table:table-row>
        <table:table-row>
          <table:table-cell table:style-name="Table12.A2" office:value-type="string">
            <text:p text:style-name="Table_20_Contents">id</text:p>
          </table:table-cell>
          <table:table-cell table:style-name="Table12.A2" office:value-type="string">
            <text:p text:style-name="Table_20_Contents">JSON string</text:p>
          </table:table-cell>
          <table:table-cell table:style-name="Table12.A2" office:value-type="string">
            <text:p text:style-name="Table_20_Contents">Spe<text:span text:style-name="T1">cifies an identifier which is a user defined string that uniquely </text:span><text:soft-page-break/><text:span text:style-name="T1">addresses this attachment.</text:span></text:p>
          </table:table-cell>
          <table:table-cell table:style-name="Table12.D2" office:value-type="string">
            <text:p text:style-name="Table_20_Contents">Mandatory</text:p>
          </table:table-cell>
        </table:table-row>
        <table:table-row>
          <table:table-cell table:style-name="Table12.A2" office:value-type="string">
            <text:p text:style-name="Table_20_Contents">mac</text:p>
          </table:table-cell>
          <table:table-cell table:style-name="Table12.A2" office:value-type="string">
            <text:p text:style-name="Table_20_Contents">JSON string</text:p>
          </table:table-cell>
          <table:table-cell table:style-name="Table12.A2" office:value-type="string">
            <text:p text:style-name="P4">A 6-octet MAC address value used as a unique identifier for the network/port that contains this attachment. Determines frame forwarding behavior on MAC addresses.</text:p>
          </table:table-cell>
          <table:table-cell table:style-name="Table12.D2" office:value-type="string">
            <text:p text:style-name="Table_20_Contents">Man<text:span text:style-name="T1">datory</text:span></text:p>
          </table:table-cell>
        </table:table-row>
      </table:table>
      <text:p text:style-name="P10"/>
      <text:p text:style-name="P10">On successful creation the following HTTP response is returned.</text:p>
      <text:p text:style-name="Preformatted_20_Text">HTTP/1.1 202 Accepted</text:p>
      <text:p text:style-name="Preformatted_20_Text">Content-Type: text/plain; charset=ISO-8859-1</text:p>
      <text:p text:style-name="Preformatted_20_Text"/>
      <text:p text:style-name="P10">The HTTP status codes that returned when creating an attachment object are described in Table 29.</text:p>
      <text:p text:style-name="Table_20_Heading">Table 29 HTTP status – Create an attachment object to a port object</text:p>
      <table:table table:name="Table13" table:style-name="Table13">
        <table:table-column table:style-name="Table13.A"/>
        <table:table-column table:style-name="Table13.B"/>
        <table:table-row>
          <table:table-cell table:style-name="Table13.A1" office:value-type="string">
            <text:p text:style-name="P1">HTTP status</text:p>
          </table:table-cell>
          <table:table-cell table:style-name="Table13.B1" office:value-type="string">
            <text:p text:style-name="P1">Des<text:span text:style-name="T1">cription</text:span></text:p>
          </table:table-cell>
        </table:table-row>
        <table:table-row>
          <table:table-cell table:style-name="Table13.A2" office:value-type="string">
            <text:p text:style-name="Table_20_Contents">202 Acc<text:span text:style-name="T1">epted</text:span></text:p>
          </table:table-cell>
          <table:table-cell table:style-name="Table13.B2" office:value-type="string">
            <text:p text:style-name="Table_20_Contents">An att<text:span text:style-name="T1">achment object successfully created.</text:span></text:p>
          </table:table-cell>
        </table:table-row>
        <table:table-row>
          <table:table-cell table:style-name="Table13.A2" office:value-type="string">
            <text:p text:style-name="Table_20_Contents">422 Unprocessable Entity</text:p>
          </table:table-cell>
          <table:table-cell table:style-name="Table13.B2" office:value-type="string">
            <text:p text:style-name="Table_20_Contents">Att<text:span text:style-name="T1">empt to create an existing attachment object or invalid parameters specified or reference to non-existing port object.</text:span></text:p>
          </table:table-cell>
        </table:table-row>
        <table:table-row>
          <table:table-cell table:style-name="Table13.A2" office:value-type="string">
            <text:p text:style-name="Table_20_Contents">404 Not Found</text:p>
          </table:table-cell>
          <table:table-cell table:style-name="Table13.B2" office:value-type="string">
            <text:p text:style-name="Table_20_Contents">Ref<text:span text:style-name="T1">erence to non-existing network object is found.</text:span></text:p>
          </table:table-cell>
        </table:table-row>
        <table:table-row>
          <table:table-cell table:style-name="Table13.A2" office:value-type="string">
            <text:p text:style-name="Table_20_Contents">500 Int<text:span text:style-name="T1">ernal Server Error</text:span></text:p>
          </table:table-cell>
          <table:table-cell table:style-name="Table13.B2" office:value-type="string">
            <text:p text:style-name="Table_20_Contents">A pro<text:span text:style-name="T1">cessing error while adding an attachment object.</text:span></text:p>
          </table:table-cell>
        </table:table-row>
      </table:table>
      <text:p text:style-name="P10"/>
      <text:h text:style-name="Heading_20_2" text:outline-level="2">Read multiple port attachment objects</text:h>
      <text:p text:style-name="P10">To return a list of all port attachment objects perform a HTTP GET on the specified URI.</text:p>
      <text:p text:style-name="P10">Example: Perform a GET to the attachments container URI.</text:p>
      <text:p text:style-name="Preformatted_20_Text">GET /tenants/&lt;tenant-id&gt;/networks/net-1/ports/port-1/attachments HTTP/1.1</text:p>
      <text:p text:style-name="Preformatted_20_Text">Accept: */*</text:p>
      <text:p text:style-name="Preformatted_20_Text"/>
      <text:p text:style-name="P10">The following shows the server's response.</text:p>
      <text:p text:style-name="Preformatted_20_Text">HTTP/1.1 200 OK</text:p>
      <text:p text:style-name="Preformatted_20_Text">Content-Type: application/json</text:p>
      <text:p text:style-name="Preformatted_20_Text">[</text:p>
      <text:p text:style-name="P12">{</text:p>
      <text:p text:style-name="P25">"id":"attachment-1",</text:p>
      <text:p text:style-name="P25">"mac":"11:22:33:44:55:66"</text:p>
      <text:p text:style-name="P12">}</text:p>
      <text:p text:style-name="P21">]</text:p>
      <text:p text:style-name="Preformatted_20_Text"/>
      <text:h text:style-name="Heading_20_3" text:outline-level="3">Response headers</text:h>
      <text:p text:style-name="Standard">The following response headers expected as shown in Table 30.</text:p>
      <text:p text:style-name="Table_20_Heading"><text:soft-page-break/>Table 30 Response headers – List multiple port att<text:span text:style-name="T1">achment objects</text:span></text:p>
      <table:table table:name="Table14" table:style-name="Table14">
        <table:table-column table:style-name="Table14.A" table:number-columns-repeated="3"/>
        <table:table-row>
          <table:table-cell table:style-name="Table14.A1" office:value-type="string">
            <text:p text:style-name="P1">Header</text:p>
          </table:table-cell>
          <table:table-cell table:style-name="Table14.A1" office:value-type="string">
            <text:p text:style-name="P1">Type</text:p>
          </table:table-cell>
          <table:table-cell table:style-name="Table14.C1" office:value-type="string">
            <text:p text:style-name="P1">Req<text:span text:style-name="T1">uirement</text:span></text:p>
          </table:table-cell>
        </table:table-row>
        <table:table-row>
          <table:table-cell table:style-name="Table14.A2" office:value-type="string">
            <text:p text:style-name="Table_20_Contents">Con<text:span text:style-name="T1">tent-Type</text:span></text:p>
          </table:table-cell>
          <table:table-cell table:style-name="Table14.A2" office:value-type="string">
            <text:p text:style-name="Table_20_Contents">app<text:span text:style-name="T1">lication/json</text:span></text:p>
          </table:table-cell>
          <table:table-cell table:style-name="Table14.C2" office:value-type="string">
            <text:p text:style-name="Table_20_Contents">If pre<text:span text:style-name="T1">sent a JSON array of zero one, or more JSON attachment objects.</text:span></text:p>
          </table:table-cell>
        </table:table-row>
        <table:table-row>
          <table:table-cell table:style-name="Table14.A2" office:value-type="string">
            <text:p text:style-name="Table_20_Contents">Con<text:span text:style-name="T1">tent-Type</text:span></text:p>
          </table:table-cell>
          <table:table-cell table:style-name="Table14.A2" office:value-type="string">
            <text:p text:style-name="Table_20_Contents">text/plain</text:p>
          </table:table-cell>
          <table:table-cell table:style-name="Table14.C2" office:value-type="string">
            <text:p text:style-name="Table_20_Contents">If pre<text:span text:style-name="T1">sent an implementation specific error message.</text:span></text:p>
          </table:table-cell>
        </table:table-row>
      </table:table>
      <text:p text:style-name="P6"/>
      <text:h text:style-name="Heading_20_3" text:outline-level="3">Res<text:span text:style-name="T1">ponse status</text:span></text:h>
      <text:p text:style-name="P10">The HTTP status codes returned from querying multiple port attachment objects are shown in Table 31.</text:p>
      <text:p text:style-name="P10"/>
      <text:p text:style-name="P16">Table 31 HTTP status codes – List multiple port attachment objects.</text:p>
      <table:table table:name="Table15" table:style-name="Table15">
        <table:table-column table:style-name="Table15.A"/>
        <table:table-column table:style-name="Table15.B"/>
        <table:table-row>
          <table:table-cell table:style-name="Table15.A1" office:value-type="string">
            <text:p text:style-name="P1">HTTP Status</text:p>
          </table:table-cell>
          <table:table-cell table:style-name="Table15.B1" office:value-type="string">
            <text:p text:style-name="P1">Des<text:span text:style-name="T1">cription</text:span></text:p>
          </table:table-cell>
        </table:table-row>
        <table:table-row>
          <table:table-cell table:style-name="Table15.A2" office:value-type="string">
            <text:p text:style-name="Table_20_Contents">200 Suc<text:span text:style-name="T1">ceeded</text:span></text:p>
          </table:table-cell>
          <table:table-cell table:style-name="Table15.B2" office:value-type="string">
            <text:p text:style-name="Table_20_Contents">Ret<text:span text:style-name="T1">urns one or more port attachment objects.</text:span></text:p>
          </table:table-cell>
        </table:table-row>
        <table:table-row>
          <table:table-cell table:style-name="Table15.A2" office:value-type="string">
            <text:p text:style-name="Table_20_Contents">404 Not Found</text:p>
          </table:table-cell>
          <table:table-cell table:style-name="Table15.B2" office:value-type="string">
            <text:p text:style-name="Table_20_Contents">Failed to ret<text:span text:style-name="T1">urn one or more port attachment object either because an invalid tenant-id or network-id specified.</text:span></text:p>
          </table:table-cell>
        </table:table-row>
        <table:table-row>
          <table:table-cell table:style-name="Table15.A2" office:value-type="string">
            <text:p text:style-name="Table_20_Contents">500 Int<text:span text:style-name="T1">ernal Server Error</text:span></text:p>
          </table:table-cell>
          <table:table-cell table:style-name="Table15.B2" office:value-type="string">
            <text:p text:style-name="Table_20_Contents">A pro<text:span text:style-name="T1">cessing error occurred while trying to retrieve multiple port attachment objects.</text:span></text:p>
          </table:table-cell>
        </table:table-row>
      </table:table>
      <text:p text:style-name="P10"/>
      <text:h text:style-name="Heading_20_2" text:outline-level="2">List a port att<text:span text:style-name="T1">achment object</text:span></text:h>
      <text:p text:style-name="P10">To return a specific port attachment object perform a HTTP GET on the specified URI.</text:p>
      <text:p text:style-name="P10"/>
      <text:p text:style-name="P10">Example: Perform a GET to the attachments container URI using a specific attachment-id.</text:p>
      <text:p text:style-name="P10"/>
      <text:p text:style-name="P24">GET /tenants/&lt;tenant-id&gt;/networks/test2/ports/host3/attachments/host3-mac</text:p>
      <text:p text:style-name="P24">HTTP/1.1</text:p>
      <text:p text:style-name="P24">Accept: */*</text:p>
      <text:p text:style-name="P10"/>
      <text:p text:style-name="P10">The following shows the server's response.</text:p>
      <text:p text:style-name="P24">HTTP/1.1 200 OK</text:p>
      <text:p text:style-name="P24">Content-Type: application/json</text:p>
      <text:p text:style-name="P24">[</text:p>
      <text:p text:style-name="P13">{</text:p>
      <text:p text:style-name="P26">“id”:”host3-mac”,</text:p>
      <text:p text:style-name="P26">“mac”:”00:00:00:00:00:03”</text:p>
      <text:p text:style-name="P13">}</text:p>
      <text:p text:style-name="P24">]</text:p>
      <text:p text:style-name="P10"/>
      <text:h text:style-name="P43" text:outline-level="3">Response headers</text:h>
      <text:p text:style-name="P10"/>
      <text:p text:style-name="P10"><text:soft-page-break/>The following response headers expected as shown in Table 32.</text:p>
      <text:p text:style-name="P10"/>
      <text:p text:style-name="P16">Table 32 Response headers – List a port attachment object</text:p>
      <table:table table:name="Table33" table:style-name="Table33">
        <table:table-column table:style-name="Table33.A" table:number-columns-repeated="3"/>
        <table:table-row>
          <table:table-cell table:style-name="Table33.A1" office:value-type="string">
            <text:p text:style-name="P1">Header</text:p>
          </table:table-cell>
          <table:table-cell table:style-name="Table33.A1" office:value-type="string">
            <text:p text:style-name="P1">Type</text:p>
          </table:table-cell>
          <table:table-cell table:style-name="Table33.C1" office:value-type="string">
            <text:p text:style-name="P1">Req<text:span text:style-name="T1">uirement</text:span></text:p>
          </table:table-cell>
        </table:table-row>
        <table:table-row>
          <table:table-cell table:style-name="Table33.A2" office:value-type="string">
            <text:p text:style-name="Table_20_Contents">Con<text:span text:style-name="T1">tent-Type</text:span></text:p>
          </table:table-cell>
          <table:table-cell table:style-name="Table33.A2" office:value-type="string">
            <text:p text:style-name="Table_20_Contents">app<text:span text:style-name="T1">lication/json</text:span></text:p>
          </table:table-cell>
          <table:table-cell table:style-name="Table33.C2" office:value-type="string">
            <text:p text:style-name="Table_20_Contents">If pre<text:span text:style-name="T1">sent a JSON object instance of a port attachment object.</text:span></text:p>
          </table:table-cell>
        </table:table-row>
        <table:table-row>
          <table:table-cell table:style-name="Table33.A2" office:value-type="string">
            <text:p text:style-name="Table_20_Contents">Con<text:span text:style-name="T1">tent-Type</text:span></text:p>
          </table:table-cell>
          <table:table-cell table:style-name="Table33.A2" office:value-type="string">
            <text:p text:style-name="Table_20_Contents">text/plain</text:p>
          </table:table-cell>
          <table:table-cell table:style-name="Table33.C2" office:value-type="string">
            <text:p text:style-name="Table_20_Contents">If pre<text:span text:style-name="T1">sent an implementation specific error message.</text:span></text:p>
          </table:table-cell>
        </table:table-row>
      </table:table>
      <text:p text:style-name="P10"/>
      <text:h text:style-name="P43" text:outline-level="3">Response headers</text:h>
      <text:p text:style-name="P10">The HTTP status codes returned when querying a port attachment object shown in Table 33.</text:p>
      <text:p text:style-name="P10"/>
      <text:p text:style-name="P16">Table 33 HTTP status codes – List a port attachment object.</text:p>
      <table:table table:name="Table34" table:style-name="Table34">
        <table:table-column table:style-name="Table34.A"/>
        <table:table-column table:style-name="Table34.B"/>
        <table:table-row>
          <table:table-cell table:style-name="Table34.A1" office:value-type="string">
            <text:p text:style-name="P1">HTTP Status</text:p>
          </table:table-cell>
          <table:table-cell table:style-name="Table34.B1" office:value-type="string">
            <text:p text:style-name="P1">Des<text:span text:style-name="T1">cription</text:span></text:p>
          </table:table-cell>
        </table:table-row>
        <table:table-row>
          <table:table-cell table:style-name="Table34.A2" office:value-type="string">
            <text:p text:style-name="Table_20_Contents">200 Suc<text:span text:style-name="T1">ceeded</text:span></text:p>
          </table:table-cell>
          <table:table-cell table:style-name="Table34.B2" office:value-type="string">
            <text:p text:style-name="Table_20_Contents">A port att<text:span text:style-name="T1">achment object found and returned.</text:span></text:p>
          </table:table-cell>
        </table:table-row>
        <table:table-row>
          <table:table-cell table:style-name="Table34.A2" office:value-type="string">
            <text:p text:style-name="Table_20_Contents">404 Not Found</text:p>
          </table:table-cell>
          <table:table-cell table:style-name="Table34.B2" office:value-type="string">
            <text:p text:style-name="Table_20_Contents">Unable to locate a port att<text:span text:style-name="T1">achment object using either the tenant-id, network-id, port-id, attachment-id.</text:span></text:p>
          </table:table-cell>
        </table:table-row>
        <table:table-row>
          <table:table-cell table:style-name="Table34.A2" office:value-type="string">
            <text:p text:style-name="Table_20_Contents">500 Int<text:span text:style-name="T1">ernal Server Error</text:span></text:p>
          </table:table-cell>
          <table:table-cell table:style-name="Table34.B2" office:value-type="string">
            <text:p text:style-name="Table_20_Contents">A pro<text:span text:style-name="T1">cessing error while retrieving a port attachment object.</text:span></text:p>
          </table:table-cell>
        </table:table-row>
      </table:table>
      <text:p text:style-name="P10"/>
      <text:p text:style-name="P6"/>
      <text:h text:style-name="Heading_20_2" text:outline-level="2">Delete a port attachment object</text:h>
      <text:p text:style-name="P6">The following HTTP DELETE deletes an existing attachment object at the specified network and port URI.</text:p>
      <text:p text:style-name="P15">DELETE /networks/&lt;net-id&gt;/ports/&lt;port-id&gt;/attachments/&lt;attachment-id&gt;</text:p>
      <text:p text:style-name="P6">Where:</text:p>
      <text:list xml:id="list1227145553" text:style-name="L8">
        <text:list-item>
          <text:p text:style-name="P34">&lt;net-id&gt; the id which identifies a network object instance.</text:p>
        </text:list-item>
        <text:list-item>
          <text:p text:style-name="P34">&lt;port-id&gt; the id which identifies a port object instance.</text:p>
        </text:list-item>
        <text:list-item>
          <text:p text:style-name="P34">&lt;attachment-id&gt; the id of the port attachment object to be deleted.</text:p>
        </text:list-item>
      </text:list>
      <text:p text:style-name="P6"/>
      <text:p text:style-name="P6">Example: Perform a DELETE to the port attachment object URI.</text:p>
      <text:p text:style-name="Preformatted_20_Text"/>
      <text:p text:style-name="Preformatted_20_Text">DELETE /tenants/&lt;tenant-id&gt;/networks/net-1/ports/0000000004d2:0003:ffff/attachments/123 HTTP/1.1</text:p>
      <text:p text:style-name="Preformatted_20_Text">Accept: */*</text:p>
      <text:p text:style-name="Preformatted_20_Text"/>
      <text:p text:style-name="Standard">The following shows the server's response:</text:p>
      <text:p text:style-name="Preformatted_20_Text"/>
      <text:p text:style-name="Preformatted_20_Text">HTTP/1.1 202 Accepted</text:p>
      <text:p text:style-name="Preformatted_20_Text">Content-Length: 0</text:p>
      <text:p text:style-name="Preformatted_20_Text">Content-Type: text/plain; charset=ISO-8859-1</text:p>
      <text:p text:style-name="Preformatted_20_Text"/>
      <text:h text:style-name="Heading_20_3" text:outline-level="3"><text:soft-page-break/>Response status</text:h>
      <text:p text:style-name="P10">The HTTP status codes that occur when deleting a port attachment object shown in Table 34.</text:p>
      <text:p text:style-name="Table_20_Heading">Table 34 Response status – Delete a port attachment object</text:p>
      <table:table table:name="Table35" table:style-name="Table35">
        <table:table-column table:style-name="Table35.A"/>
        <table:table-column table:style-name="Table35.B"/>
        <table:table-row>
          <table:table-cell table:style-name="Table35.A1" office:value-type="string">
            <text:p text:style-name="P1">HTTP Status</text:p>
          </table:table-cell>
          <table:table-cell table:style-name="Table35.B1" office:value-type="string">
            <text:p text:style-name="P1">Des<text:span text:style-name="T1">cription</text:span></text:p>
          </table:table-cell>
        </table:table-row>
        <table:table-row>
          <table:table-cell table:style-name="Table35.A2" office:value-type="string">
            <text:p text:style-name="Table_20_Contents">202 Acc<text:span text:style-name="T1">epted</text:span></text:p>
          </table:table-cell>
          <table:table-cell table:style-name="Table35.B2" office:value-type="string">
            <text:p text:style-name="Table_20_Contents">A port att<text:span text:style-name="T1">achment object successfully deleted.</text:span></text:p>
          </table:table-cell>
        </table:table-row>
        <table:table-row>
          <table:table-cell table:style-name="Table35.A2" office:value-type="string">
            <text:p text:style-name="Table_20_Contents">404 Not Found</text:p>
          </table:table-cell>
          <table:table-cell table:style-name="Table35.B2" office:value-type="string">
            <text:p text:style-name="Table_20_Contents">A port att<text:span text:style-name="T1">achment object is not found.</text:span></text:p>
          </table:table-cell>
        </table:table-row>
        <table:table-row>
          <table:table-cell table:style-name="Table35.A2" office:value-type="string">
            <text:p text:style-name="Table_20_Contents">500 Int<text:span text:style-name="T1">ernal Server Error</text:span></text:p>
          </table:table-cell>
          <table:table-cell table:style-name="Table35.B2" office:value-type="string">
            <text:p text:style-name="Table_20_Contents">A pro<text:span text:style-name="T1">cessing error while deleting a port attachment object.</text:span></text:p>
          </table:table-cell>
        </table:table-row>
      </table:table>
      <text:p text:style-name="P10"/>
      <text:h text:style-name="P46" text:outline-level="1">Attachment</text:h>
      <text:p text:style-name="P10"/>
      <text:p text:style-name="P11">Attachment is an abstraction that allows users to limit the extent of operation of virtual layer 2 by establishing boundaries dictating which specific MAC addresses are forwarded.</text:p>
      <text:p text:style-name="P11">Attaching a network or a port object imposes a restriction on the amount of traffic since limiting frames to specific MAC addresses. </text:p>
      <text:p text:style-name="P11">All operations and data semantics on the attachment object are the same regardless of the object they refer to (network/port). Different level of indirection achieves information independence between the two entities. All attachment devices must be openflow aware devices.</text:p>
      <text:p text:style-name="Text_20_body"/>
      <text:h text:style-name="Heading_20_2" text:outline-level="2">Create an att<text:span text:style-name="T1">achment object to a network object</text:span></text:h>
      <text:p text:style-name="P10">To create as new attachment object to a network object you use the HTTP POST operation. An attachment to a network can restrict or permit access across multiple networks.</text:p>
      <text:p text:style-name="P10">Example: The following HTTP POST creates an attachment object at the specified URI.</text:p>
      <text:p text:style-name="P24"/>
      <text:p text:style-name="P24">POST /tenants/&lt;tenant-id&gt;/networks/&lt;network-id&gt;/attachments HTTP/1.1</text:p>
      <text:p text:style-name="P24">Content-type: application/json</text:p>
      <text:p text:style-name="P24">{ </text:p>
      <text:p text:style-name="P13">"id":"test-attachment", </text:p>
      <text:p text:style-name="P13">"mac":"82:fe:91:b1:d6:36" </text:p>
      <text:p text:style-name="P22">}</text:p>
      <text:p text:style-name="P22"/>
      <text:p text:style-name="P6">The POST request contains the following name/values pairs.</text:p>
      <text:p text:style-name="P6"/>
      <text:p text:style-name="Table_20_Heading">Table 35 Request message body – Create an attachment object to a network object</text:p>
      <table:table table:name="Table36" table:style-name="Table36">
        <table:table-column table:style-name="Table36.A" table:number-columns-repeated="3"/>
        <table:table-column table:style-name="Table36.D"/>
        <table:table-row>
          <table:table-cell table:style-name="Table36.A1" office:value-type="string">
            <text:p text:style-name="P1">Field</text:p>
          </table:table-cell>
          <table:table-cell table:style-name="Table36.A1" office:value-type="string">
            <text:p text:style-name="P1">Type</text:p>
          </table:table-cell>
          <table:table-cell table:style-name="Table36.A1" office:value-type="string">
            <text:p text:style-name="P1">Des<text:span text:style-name="T1">cription</text:span></text:p>
          </table:table-cell>
          <table:table-cell table:style-name="Table36.D1" office:value-type="string">
            <text:p text:style-name="P1">Req<text:span text:style-name="T1">uirement</text:span></text:p>
          </table:table-cell>
        </table:table-row>
        <table:table-row>
          <table:table-cell table:style-name="Table36.A2" office:value-type="string">
            <text:p text:style-name="Table_20_Contents">id</text:p>
          </table:table-cell>
          <table:table-cell table:style-name="Table36.A2" office:value-type="string">
            <text:p text:style-name="Table_20_Contents">JSON String</text:p>
          </table:table-cell>
          <table:table-cell table:style-name="Table36.A2" office:value-type="string">
            <text:p text:style-name="Table_20_Contents">Any textual des<text:span text:style-name="T1">cription as long as it remains unique within the network instance.</text:span></text:p>
          </table:table-cell>
          <table:table-cell table:style-name="Table36.D2" office:value-type="string">
            <text:p text:style-name="Table_20_Contents">Man<text:span text:style-name="T1">datory</text:span></text:p>
          </table:table-cell>
        </table:table-row>
        <table:table-row>
          <table:table-cell table:style-name="Table36.A2" office:value-type="string">
            <text:p text:style-name="Table_20_Contents">mac</text:p>
          </table:table-cell>
          <table:table-cell table:style-name="Table36.A2" office:value-type="string">
            <text:p text:style-name="Table_20_Contents">JSON String</text:p>
          </table:table-cell>
          <table:table-cell table:style-name="Table36.A2" office:value-type="string">
            <text:p text:style-name="Table_20_Contents">A 6-octet Ethernet MAC add<text:span text:style-name="T1">ress of the attachment.</text:span></text:p>
          </table:table-cell>
          <table:table-cell table:style-name="Table36.D2" office:value-type="string">
            <text:p text:style-name="Table_20_Contents">Man<text:span text:style-name="T1">datory</text:span></text:p>
          </table:table-cell>
        </table:table-row>
      </table:table>
      <text:p text:style-name="P6"/>
      <text:p text:style-name="P6"/>
      <text:p text:style-name="P6">On successful creation the following HTTP response is returned.</text:p>
      <text:p text:style-name="P6"/>
      <text:p text:style-name="P24">HTTP/1.1 202 Accepted</text:p>
      <text:p text:style-name="P24">Content-Length: 0</text:p>
      <text:p text:style-name="P24">Content-Type: text/plain; charset=ISO-8859-1</text:p>
      <text:p text:style-name="P24"/>
      <text:h text:style-name="Heading_20_3" text:outline-level="3">Res<text:span text:style-name="T1">ponse status</text:span></text:h>
      <text:p text:style-name="P6">The HTTP status codes returned when creating an attachment object to a network object are shown in Table X.</text:p>
      <text:p text:style-name="P6"/>
      <text:p text:style-name="P6">Table X Response status – Create an attachment object to a network object</text:p>
      <table:table table:name="Table37" table:style-name="Table37">
        <table:table-column table:style-name="Table37.A"/>
        <table:table-column table:style-name="Table37.B"/>
        <text:soft-page-break/>
        <table:table-row>
          <table:table-cell table:style-name="Table37.A1" office:value-type="string">
            <text:p text:style-name="Table_20_Contents">HTTP Status</text:p>
          </table:table-cell>
          <table:table-cell table:style-name="Table37.B1" office:value-type="string">
            <text:p text:style-name="Table_20_Contents">Des<text:span text:style-name="T1">cription</text:span></text:p>
          </table:table-cell>
        </table:table-row>
        <table:table-row>
          <table:table-cell table:style-name="Table37.A2" office:value-type="string">
            <text:p text:style-name="Table_20_Contents">200 Suc<text:span text:style-name="T1">ceeded</text:span></text:p>
          </table:table-cell>
          <table:table-cell table:style-name="Table37.B2" office:value-type="string">
            <text:p text:style-name="Table_20_Contents">Ind<text:span text:style-name="T1">icates that no error occurred and the server was able to create an attachment object to a network object in the attachments container.</text:span></text:p>
          </table:table-cell>
        </table:table-row>
        <table:table-row>
          <table:table-cell table:style-name="Table37.A2" office:value-type="string">
            <text:p text:style-name="Table_20_Contents">404 Not Found</text:p>
          </table:table-cell>
          <table:table-cell table:style-name="Table37.B2" office:value-type="string">
            <text:p text:style-name="Table_20_Contents">Unable to locate specified par<text:span text:style-name="T1">ameters tenant-id or network-id.</text:span></text:p>
          </table:table-cell>
        </table:table-row>
        <table:table-row>
          <table:table-cell table:style-name="Table37.A2" office:value-type="string">
            <text:p text:style-name="Table_20_Contents">422 Unprocessable Entity</text:p>
          </table:table-cell>
          <table:table-cell table:style-name="Table37.B2" office:value-type="string">
            <text:p text:style-name="Table_20_Contents">An att<text:span text:style-name="T1">empt to create an existing attachment object to a network object.</text:span></text:p>
          </table:table-cell>
        </table:table-row>
        <table:table-row>
          <table:table-cell table:style-name="Table37.A2" office:value-type="string">
            <text:p text:style-name="Table_20_Contents">500 Int<text:span text:style-name="T1">ernal Server Error</text:span></text:p>
          </table:table-cell>
          <table:table-cell table:style-name="Table37.B2" office:value-type="string">
            <text:p text:style-name="Table_20_Contents">A pro<text:span text:style-name="T1">cessing error while creating an attachment object to a network object.</text:span></text:p>
          </table:table-cell>
        </table:table-row>
      </table:table>
      <text:p text:style-name="P6"/>
      <text:p text:style-name="P6"/>
      <text:h text:style-name="P47" text:outline-level="2">List multiple network attachment objects</text:h>
      <text:p text:style-name="P10">To read a group of network attachment objects perform a HTTP GET on the specified URI.</text:p>
      <text:p text:style-name="P10">Example: Perform a GET to the network attachments container URI.</text:p>
      <text:p text:style-name="P10"/>
      <text:p text:style-name="P24">GET tenants/&lt;tenant-id&gt;/networks/net-1/attachments HTTP/1.1</text:p>
      <text:p text:style-name="P24">Accept: */*</text:p>
      <text:p text:style-name="P24"/>
      <text:p text:style-name="P6">The following shows the server's response.</text:p>
      <text:p text:style-name="P6"/>
      <text:p text:style-name="P24">HTTP/1.1 200 OK</text:p>
      <text:p text:style-name="P24">Content-Type: application/json</text:p>
      <text:p text:style-name="P24">[</text:p>
      <text:p text:style-name="P13">{</text:p>
      <text:p text:style-name="P26">"id":"test-attachment",</text:p>
      <text:p text:style-name="P26">"mac":"82:fe:91:b1:d6:36"</text:p>
      <text:p text:style-name="P13">},</text:p>
      <text:p text:style-name="P13">{</text:p>
      <text:p text:style-name="P26">"id":"another-test-attachment",</text:p>
      <text:p text:style-name="P26">"mac":"52:da:f3:2a:76:de"</text:p>
      <text:p text:style-name="P13">}</text:p>
      <text:p text:style-name="P22">]</text:p>
      <text:p text:style-name="P24"/>
      <text:h text:style-name="P43" text:outline-level="3">Response headers</text:h>
      <text:p text:style-name="P10">The following response headers expected as shown in Table 36.</text:p>
      <text:p text:style-name="P16">Table 36 Response headers – List multiple network attachment objects</text:p>
      <table:table table:name="Table18" table:style-name="Table18">
        <table:table-column table:style-name="Table18.A" table:number-columns-repeated="3"/>
        <table:table-row>
          <table:table-cell table:style-name="Table18.A1" office:value-type="string">
            <text:p text:style-name="P2">Header</text:p>
          </table:table-cell>
          <table:table-cell table:style-name="Table18.A1" office:value-type="string">
            <text:p text:style-name="P2">Type</text:p>
          </table:table-cell>
          <table:table-cell table:style-name="Table18.C1" office:value-type="string">
            <text:p text:style-name="P2">Req<text:span text:style-name="T1">uirement</text:span></text:p>
          </table:table-cell>
        </table:table-row>
        <table:table-row>
          <table:table-cell table:style-name="Table18.A2" office:value-type="string">
            <text:p text:style-name="P5">Con<text:span text:style-name="T1">tent-Type</text:span></text:p>
          </table:table-cell>
          <table:table-cell table:style-name="Table18.A2" office:value-type="string">
            <text:p text:style-name="Table_20_Contents">app<text:span text:style-name="T1">lication/json</text:span></text:p>
          </table:table-cell>
          <table:table-cell table:style-name="Table18.C2" office:value-type="string">
            <text:p text:style-name="Table_20_Contents">If pre<text:span text:style-name="T1">sent a JSON array of zero one, or more JSON attachment objects.</text:span></text:p>
          </table:table-cell>
        </table:table-row>
        <table:table-row>
          <table:table-cell table:style-name="Table18.A2" office:value-type="string">
            <text:p text:style-name="P5">Con<text:span text:style-name="T1">tent-Type</text:span></text:p>
          </table:table-cell>
          <table:table-cell table:style-name="Table18.A2" office:value-type="string">
            <text:p text:style-name="Table_20_Contents">text/plain</text:p>
          </table:table-cell>
          <table:table-cell table:style-name="Table18.C2" office:value-type="string">
            <text:p text:style-name="Table_20_Contents">If pre<text:span text:style-name="T1">sent an implementation specific error message.</text:span></text:p>
          </table:table-cell>
        </table:table-row>
      </table:table>
      <text:p text:style-name="P16"/>
      <text:h text:style-name="Heading_20_3" text:outline-level="3">Res<text:span text:style-name="T1">ponse status</text:span></text:h>
      <text:p text:style-name="Text_20_body"><text:span text:style-name="T1">The HTTP status codes returned when querying multiple network attachment objects are shown in </text:span><text:soft-page-break/><text:span text:style-name="T1">Table 37.</text:span></text:p>
      <text:p text:style-name="P10"/>
      <text:p text:style-name="P16">Table 37 HTTP status codes – List multiple network attachment objects</text:p>
      <table:table table:name="Table38" table:style-name="Table38">
        <table:table-column table:style-name="Table38.A"/>
        <table:table-column table:style-name="Table38.B"/>
        <table:table-row>
          <table:table-cell table:style-name="Table38.A1" office:value-type="string">
            <text:p text:style-name="P1">HTTP Status</text:p>
          </table:table-cell>
          <table:table-cell table:style-name="Table38.B1" office:value-type="string">
            <text:p text:style-name="P1">Des<text:span text:style-name="T1">cription</text:span></text:p>
          </table:table-cell>
        </table:table-row>
        <table:table-row>
          <table:table-cell table:style-name="Table38.A2" office:value-type="string">
            <text:p text:style-name="Table_20_Contents">202 Suc<text:span text:style-name="T1">ceeded</text:span></text:p>
          </table:table-cell>
          <table:table-cell table:style-name="Table38.B2" office:value-type="string">
            <text:p text:style-name="Table_20_Contents">No error occurred. One or more net<text:span text:style-name="T1">work attachment objects found and returned.</text:span></text:p>
          </table:table-cell>
        </table:table-row>
        <table:table-row>
          <table:table-cell table:style-name="Table38.A2" office:value-type="string">
            <text:p text:style-name="Table_20_Contents">404 Not Found</text:p>
          </table:table-cell>
          <table:table-cell table:style-name="Table38.B2" office:value-type="string">
            <text:p text:style-name="Table_20_Contents">Ind<text:span text:style-name="T1">icates that one of the specified parameters not found.</text:span></text:p>
          </table:table-cell>
        </table:table-row>
        <table:table-row>
          <table:table-cell table:style-name="Table38.A2" office:value-type="string">
            <text:p text:style-name="Table_20_Contents">500 Int<text:span text:style-name="T1">ernal Server Error</text:span></text:p>
          </table:table-cell>
          <table:table-cell table:style-name="Table38.B2" office:value-type="string">
            <text:p text:style-name="Table_20_Contents">A pro<text:span text:style-name="T1">cessing error while retrieving network attachment objects.</text:span></text:p>
          </table:table-cell>
        </table:table-row>
      </table:table>
      <text:p text:style-name="P10"/>
      <text:h text:style-name="P47" text:outline-level="2">List a network attachment object</text:h>
      <text:p text:style-name="P10">Allows a user client to select and retrieve a network attachment instance by its identifier.</text:p>
      <text:p text:style-name="P10">Example: Perform a GET to the specified URI.</text:p>
      <text:p text:style-name="P24">GET /tenants/&lt;tenant-id&gt;/networks/net-1/attachments/another-test-attachment HTTP/1.1</text:p>
      <text:p text:style-name="P24">Accept: */*</text:p>
      <text:p text:style-name="P24"/>
      <text:p text:style-name="P6">The following shows the server's response.</text:p>
      <text:p text:style-name="P6"/>
      <text:p text:style-name="P24">HTTP/1.1 200 OK</text:p>
      <text:p text:style-name="P24">Content-Type: application/json</text:p>
      <text:p text:style-name="P24">{</text:p>
      <text:p text:style-name="P13">"id":"another-test-attachment",</text:p>
      <text:p text:style-name="P13">"mac":"52:da:f3:2a:76:de"</text:p>
      <text:p text:style-name="P22">}</text:p>
      <text:p text:style-name="P24"/>
      <text:h text:style-name="P43" text:outline-level="3">Response status</text:h>
      <text:p text:style-name="P10">The HTTP status codes that occur when listing a network attachment object shown in Table 38.</text:p>
      <text:p text:style-name="P16">Table 38 HTTP Status codes – List a network attachment object</text:p>
      <table:table table:name="Table19" table:style-name="Table19">
        <table:table-column table:style-name="Table19.A"/>
        <table:table-column table:style-name="Table19.B"/>
        <table:table-row>
          <table:table-cell table:style-name="Table19.A1" office:value-type="string">
            <text:p text:style-name="Table_20_Contents">HTTP Status</text:p>
          </table:table-cell>
          <table:table-cell table:style-name="Table19.B1" office:value-type="string">
            <text:p text:style-name="Table_20_Contents">Des<text:span text:style-name="T1">cription</text:span></text:p>
          </table:table-cell>
        </table:table-row>
        <table:table-row>
          <table:table-cell table:style-name="Table19.A2" office:value-type="string">
            <text:p text:style-name="Table_20_Contents">202 OK</text:p>
          </table:table-cell>
          <table:table-cell table:style-name="Table19.B2" office:value-type="string">
            <text:p text:style-name="Table_20_Contents">A network att<text:span text:style-name="T1">achment object is found.</text:span></text:p>
          </table:table-cell>
        </table:table-row>
        <table:table-row>
          <table:table-cell table:style-name="Table19.A2" office:value-type="string">
            <text:p text:style-name="Table_20_Contents">404 Not Found</text:p>
          </table:table-cell>
          <table:table-cell table:style-name="Table19.B2" office:value-type="string">
            <text:p text:style-name="Table_20_Contents">A network att<text:span text:style-name="T1">achment object is not found.</text:span></text:p>
          </table:table-cell>
        </table:table-row>
      </table:table>
      <text:p text:style-name="P10"/>
      <text:h text:style-name="P47" text:outline-level="2">Delete a network attachment object</text:h>
      <text:p text:style-name="P10">The following HTTP DELETE deletes an existing network attachment object at the specified URI.</text:p>
      <text:p text:style-name="P14">DELETE /tenants/&lt;tenant-id&gt;/networks/&lt;net-id&gt;/attachments/&lt;attachment-id&gt;</text:p>
      <text:p text:style-name="P23">Where:</text:p>
      <text:p text:style-name="P14">&lt;net-id&gt; the id which identifies a network object instance.</text:p>
      <text:p text:style-name="P14">&lt;attachment-id&gt; is the id of the network attachment object to be deleted.</text:p>
      <text:p text:style-name="P20">Example: Perform a DELETE to the network attachment object URI.</text:p>
      <text:p text:style-name="P20"/>
      <text:p text:style-name="Preformatted_20_Text"><text:soft-page-break/>DELETE /tenants/&lt;tenant-id&gt;/networks/net-1/attachments/test-attachment HTTP/1.1</text:p>
      <text:p text:style-name="Preformatted_20_Text">Accept: */*</text:p>
      <text:p text:style-name="Standard"/>
      <text:p text:style-name="Standard">The following shows the server's response:</text:p>
      <text:p text:style-name="Preformatted_20_Text"/>
      <text:p text:style-name="Preformatted_20_Text">HTTP/1.1 202 Accepted</text:p>
      <text:p text:style-name="Preformatted_20_Text">Content-Length: 0</text:p>
      <text:p text:style-name="Preformatted_20_Text">Content-Type: text/plain; charset=ISO-8859-1</text:p>
      <text:p text:style-name="Preformatted_20_Text"/>
      <text:h text:style-name="Heading_20_3" text:outline-level="3">Res<text:span text:style-name="T1">ponse status</text:span></text:h>
      <text:p text:style-name="P10">The HTTP status codes that occur when deleting a network attachment object shown in Table 39.</text:p>
      <text:p text:style-name="Table_20_Heading">Table 39 Response status – Delete a network attachment object</text:p>
      <table:table table:name="Table20" table:style-name="Table20">
        <table:table-column table:style-name="Table20.A"/>
        <table:table-column table:style-name="Table20.B"/>
        <table:table-row>
          <table:table-cell table:style-name="Table20.A1" office:value-type="string">
            <text:p text:style-name="P1">HTTP Status</text:p>
          </table:table-cell>
          <table:table-cell table:style-name="Table20.B1" office:value-type="string">
            <text:p text:style-name="P1">Des<text:span text:style-name="T1">cription</text:span></text:p>
          </table:table-cell>
        </table:table-row>
        <table:table-row>
          <table:table-cell table:style-name="Table20.A2" office:value-type="string">
            <text:p text:style-name="Table_20_Contents">202 Acc<text:span text:style-name="T1">epted</text:span></text:p>
          </table:table-cell>
          <table:table-cell table:style-name="Table20.B2" office:value-type="string">
            <text:p text:style-name="Table_20_Contents">A network att<text:span text:style-name="T1">achment object successfully deleted.</text:span></text:p>
          </table:table-cell>
        </table:table-row>
        <table:table-row>
          <table:table-cell table:style-name="Table20.A2" office:value-type="string">
            <text:p text:style-name="Table_20_Contents">404 Not Found</text:p>
          </table:table-cell>
          <table:table-cell table:style-name="Table20.B2" office:value-type="string">
            <text:p text:style-name="Table_20_Contents">A network att<text:span text:style-name="T1">achment object is not found.</text:span></text:p>
          </table:table-cell>
        </table:table-row>
        <table:table-row>
          <table:table-cell table:style-name="Table20.A2" office:value-type="string">
            <text:p text:style-name="Table_20_Contents">500 Int<text:span text:style-name="T1">ernal Server Error</text:span></text:p>
          </table:table-cell>
          <table:table-cell table:style-name="Table20.B2" office:value-type="string">
            <text:p text:style-name="Table_20_Contents">A pro<text:span text:style-name="T1">cessing error while deleting a network attachment object.</text:span></text:p>
          </table:table-cell>
        </table:table-row>
      </table:table>
      <text:p text:style-name="P8"/>
      <text:p text:style-name="P8"/>
      <text:p text:style-name="P8">Slice int<text:span text:style-name="T1">roduction</text:span></text:p>
      <text:p text:style-name="P9"/>
      <text:p text:style-name="P9">A sliceable switch relies on its table to forward data. A sliceble table consists of following parts: slice list, MAC address list and port list. When a sliceable switch receives an Ethernet frame as a packet-in extracts the source MAC address of the frame and creates a mapping entry between the MAC address the datapath identifier and the port on which the packet-in was received.</text:p>
      <text:p text:style-name="P9">Up to now it behaves as a normal routing switch but it imposes an extra condition on the forwarding decision. The destination host must be on the same slice otherwise origin traffic is rejected. Output slice is searched in two stages.</text:p>
      <text:p text:style-name="P9">1. Using the destination MAC address locate the output datapath id and output port.</text:p>
      <text:p text:style-name="P9">2. Using the output datapath id and output port from step 1 and input slice locate the output VLAN identifier. If the search fails then attempt to locate the output slice using the destination MAC address. The packet will be forwarded only if the obtained output slice is the same as the input slice.</text:p>
      <text:p text:style-name="P9"/>
      <text:p text:style-name="P9"/>
      <text:p text:style-name="P9">If a sliceable switch receives an ethernet frame that can not find a mapping it forwards the frame to all output ports except the port on which the frame was received.</text:p>
      <text:p text:style-name="P9"/>
      <text:p text:style-name="P9">Sliceable RESTAPI Implementation</text:p>
      <text:p text:style-name="P9"/>
      <text:p text:style-name="P9">Config.cgi implements a simple web server to process requests from client users to support the functionality of the sliceable API. It handles all RESTful CRUD operations on a recognized URI path. There are two kind of container objects that handles tenants and filters.</text:p>
      <text:p text:style-name="P9">For persistence storage it uses an SQLite database to read and write into files slice and filter for each container object type.</text:p>
      <text:p text:style-name="P9"/>
      <text:p text:style-name="P9">In the same directory where the config.cgi program resides a `create_tables.sh` script exists that creates the SQL tables for the above SQLite database files. The slice database file consists of two tables `slices` and `bindings` while the filter of only one table named `filter`.</text:p>
      <text:p text:style-name="P9"/>
      <text:p text:style-name="P9"><text:soft-page-break/>Splitting the URI path into individual parts determines target object information. </text:p>
      <text:p text:style-name="P9">To determine target object information URI path is slash (“/”) separated into parts. The URI path addresses the following objects:</text:p>
      <text:list xml:id="list874566342" text:style-name="L9">
        <text:list-item>
          <text:p text:style-name="P35">tenants. This may represent a topology where several buildings of a corporate network inter-connect to gain access to a core network. </text:p>
        </text:list-item>
        <text:list-item>
          <text:p text:style-name="P35">Networks. The individual networks for example of each floor of each building.</text:p>
        </text:list-item>
        <text:list-item>
          <text:p text:style-name="P35">Ports. A logical to physical port mapping described by a triplet of attributes (datapath_id, physical port, VLAN id).</text:p>
        </text:list-item>
        <text:list-item>
          <text:p text:style-name="P35">Attachments. A way to attach a host to a network and make access control decisions taking into account the source MAC address.</text:p>
        </text:list-item>
        <text:list-item>
          <text:p text:style-name="P35">Filters. Access control lists.</text:p>
        </text:list-item>
      </text:list>
      <text:p text:style-name="P9"/>
      <text:p text:style-name="P9">The sections to follow describe the processing steps for each request in more detail.</text:p>
      <text:p text:style-name="P9"/>
      <text:h text:style-name="P44" text:outline-level="1">Handle Get Requests</text:h>
      <text:p text:style-name="P9"/>
      <text:p text:style-name="P9">The purpose of the GET operation is to retrieve and return pre-created stored information about a particular object type. The last part of the URI designates the object type.</text:p>
      <text:p text:style-name="P9">Knowing the target object a specific query type is issued to database to retrieve all records. In most cases a simple query without any conditional statement would be adequate to retrieve the desired data. But access to objects such as ports and attachments require multiple queries to be issued. Database access errors such as unable to locate a keyed in record(s) are trapped and propagated to user client.</text:p>
      <text:p text:style-name="P9">On a successful retrieval the program loops through each record propagating a JSON array with the results. It is not considered an error to return an empty JSON array when no matching records found.</text:p>
      <text:p text:style-name="P9"/>
      <text:p text:style-name="P9">To return a summary of tenants, networks ports and attachments the following URIs can be specified.</text:p>
      <text:p text:style-name="P9">Once the target object is parsed from the URI path a database query returns any found results.</text:p>
      <text:p text:style-name="P8"><text:a xlink:type="simple" xlink:href="http://localhost:8888/tenants">Http://localhost:8888/tenants</text:a><text:span text:style-name="T1"> – returns a summary list of tenants</text:span></text:p>
      <text:p text:style-name="P8"><text:a xlink:type="simple" xlink:href="http://localhost:8888/tenants/">http://localhost:8888/tenants/</text:a><text:span text:style-name="T1">&lt;tenant-id&gt;/networks – returns a summary list of networks associated with tenant-id.</text:span></text:p>
      <text:p text:style-name="P8"><text:a xlink:type="simple" xlink:href="http://localhost:8888/tenants/">Http://localhost:8888/tenants/</text:a><text:span text:style-name="T1">&lt;tenant-id&gt;/networks/ports – returns a summary list of ports associated with tenant, network ids.</text:span></text:p>
      <text:p text:style-name="P8"><text:a xlink:type="simple" xlink:href="http://localhost:8888/tenants/">Http://localhost:8888/tenants/</text:a><text:span text:style-name="T1">&lt;tenant-id&gt;/networks/&lt;network-id&gt;ports/&lt;port-id&gt;/attachments – </text:span><text:span text:style-name="T1">returns a summary list of attachment points hooked up into the specified port.</text:span></text:p>
      <text:p text:style-name="P8"><text:a xlink:type="simple" xlink:href="http://localhost:8888/tenants/">Http://localhost:8888/tenants/</text:a><text:span text:style-name="T1">&lt;tenant-id&gt;/networks/&lt;network-id&gt;/attachments – returns a summary list of attachments to a network.</text:span></text:p>
      <text:p text:style-name="P9"/>
      <text:p text:style-name="P9">Handle POST requests</text:p>
      <text:p text:style-name="P9"/>
      <text:p text:style-name="P9">A client user uses the POST operation on a target container object to create a child object. The program config.cgi handles all POST requests in a similar fashion, parsing mandatory parameters setting values for any optional parameters and checking for duplicate keys before issuing an insert statement into database. At last a user client receives a result that reflects the success/failure code of the insert database transaction. </text:p>
      <text:p text:style-name="P9">As with the GET operation an attempt to create a child object under one or more parent container object instance succeeds only if all parent instances exist. </text:p>
      <text:p text:style-name="P9">A client user may query again using a GET operation to verify created object existence.</text:p>
      <text:p text:style-name="P9"/>
      <text:p text:style-name="P9"><text:soft-page-break/>Handle PUT requests</text:p>
      <text:p text:style-name="P9"/>
      <text:p text:style-name="P9">A client user uses the PUT operation on a specific target object to modify object properties. Prior knowledge of the object's modifiable properties is necessary to avoid processing errors.</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ＭＳ Ｐゴシック1" style:font-size-asian="10pt" style:font-name-complex="Courier New"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Text_20_body" style:class="extra"/>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k Karanatsios</meta:initial-creator>
    <meta:creation-date>2012-01-30T09:58:12.70</meta:creation-date>
    <dc:date>2012-04-17T22:19:04</dc:date>
    <dc:creator>co2kara </dc:creator>
    <meta:editing-duration>P3DT22H24M38S</meta:editing-duration>
    <meta:editing-cycles>242</meta:editing-cycles>
    <meta:generator>LibreOffice/3.4$Linux LibreOffice_project/340m1$Build-302</meta:generator>
    <meta:document-statistic meta:table-count="41" meta:image-count="0" meta:object-count="0" meta:page-count="31" meta:paragraph-count="939" meta:word-count="6528" meta:character-count="42276" meta:non-whitespace-character-count="36540"/>
  </office:meta>
</office:document-meta>
</file>